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580000001F422CDBE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ffffff" fo:min-height="0.427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6.58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2.339cm"/>
    </style:style>
    <style:style style:name="pr5" style:family="presentation" style:parent-style-name="Default-outline1">
      <style:graphic-properties draw:fill-color="#ffffff" draw:auto-grow-height="true" fo:min-height="16.511cm"/>
    </style:style>
    <style:style style:name="pr6" style:family="presentation" style:parent-style-name="Default-outline1">
      <style:graphic-properties draw:fill-color="#ffffff" fo:min-height="16.26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Default-subtitle">
      <style:graphic-properties draw:fill-color="#ffffff" draw:auto-grow-height="true" fo:min-height="16.511cm"/>
    </style:style>
    <style:style style:name="pr9" style:family="presentation" style:parent-style-name="Default-title">
      <style:graphic-properties draw:fill-color="#ffffff" fo:min-height="2.088cm"/>
    </style:style>
    <style:style style:name="pr10" style:family="presentation" style:parent-style-name="Default-subtitle">
      <style:graphic-properties draw:fill-color="#ffffff" fo:min-height="16.26cm"/>
    </style:style>
    <style:style style:name="pr11" style:family="presentation" style:parent-style-name="Default-subtitle" style:list-style-name="L5">
      <style:graphic-properties draw:fill-color="#ffffff" draw:auto-grow-height="true" fo:min-height="16.511cm"/>
    </style:style>
    <style:style style:name="pr12" style:family="presentation" style:parent-style-name="Default-subtitle" style:list-style-name="L5">
      <style:graphic-properties draw:fill-color="#ffffff" draw:auto-grow-height="true" fo:min-height="16.511cm"/>
    </style:style>
    <style:style style:name="pr13" style:family="presentation" style:parent-style-name="Default-subtitle">
      <style:graphic-properties draw:fill-color="#ffffff" fo:min-height="5.59cm"/>
    </style:style>
    <style:style style:name="pr14" style:family="presentation" style:parent-style-name="Default-subtitle">
      <style:graphic-properties draw:fill-color="#ffffff" fo:min-height="8.909cm"/>
    </style:style>
    <style:style style:name="pr15" style:family="presentation" style:parent-style-name="Default-subtitle">
      <style:graphic-properties draw:fill-color="#ffffff" fo:min-height="15.58cm"/>
    </style:style>
    <style:style style:name="pr16" style:family="presentation" style:parent-style-name="Default-notes">
      <style:graphic-properties draw:fill-color="#ffffff" fo:min-height="13.114cm"/>
    </style:style>
    <style:style style:name="pr17" style:family="presentation" style:parent-style-name="Default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paragraph-properties fo:margin-left="1.2cm" fo:margin-right="0cm" fo:text-align="justify" text:enable-numbering="true" fo:text-indent="-0.6cm"/>
    </style:style>
    <style:style style:name="P6" style:family="paragraph">
      <style:paragraph-properties fo:margin-left="0cm" fo:margin-right="0cm" fo:text-align="justify" text:enable-numbering="true" fo:text-indent="0cm"/>
      <style:text-properties fo:font-size="32pt" style:font-size-asian="32pt" style:font-size-complex="32pt"/>
    </style:style>
    <style:style style:name="P7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8" style:family="paragraph">
      <style:paragraph-properties fo:margin-left="1.2cm" fo:margin-right="0cm" fo:text-align="justify" text:enable-numbering="true" fo:text-indent="-0.6cm"/>
      <style:text-properties fo:font-size="27pt" style:font-size-asian="27pt" style:font-size-complex="27pt"/>
    </style:style>
    <style:style style:name="P9" style:family="paragraph">
      <style:paragraph-properties fo:margin-left="0cm" fo:margin-right="0cm" fo:text-align="justify" text:enable-numbering="true" fo:text-indent="0cm"/>
      <style:text-properties fo:font-size="27pt" style:font-size-asian="27pt" style:font-size-complex="27pt"/>
    </style:style>
    <style:style style:name="P10" style:family="paragraph">
      <style:paragraph-properties fo:margin-left="1.2cm" fo:margin-right="0cm" fo:text-align="start" text:enable-numbering="true" fo:text-indent="-0.6cm"/>
    </style:style>
    <style:style style:name="P11" style:family="paragraph">
      <style:paragraph-properties fo:margin-left="0cm" fo:margin-right="0cm" fo:text-align="justify" fo:text-indent="0cm"/>
      <style:text-properties fo:font-size="28pt" style:font-size-asian="28pt" style:font-size-complex="28pt"/>
    </style:style>
    <style:style style:name="P12" style:family="paragraph">
      <style:paragraph-properties fo:margin-left="0cm" fo:margin-right="0cm" fo:text-align="start" text:enable-numbering="false" fo:text-indent="0cm"/>
    </style:style>
    <style:style style:name="P13" style:family="paragraph">
      <style:paragraph-properties fo:margin-left="0cm" fo:margin-right="0cm" fo:text-align="start" text:enable-numbering="false" fo:text-indent="0cm"/>
      <style:text-properties fo:font-size="24pt" style:font-size-asian="24pt" style:font-size-complex="24pt"/>
    </style:style>
    <style:style style:name="P14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15" style:family="paragraph">
      <style:paragraph-properties fo:margin-left="0cm" fo:margin-right="0cm" fo:text-align="justify" fo:text-indent="0cm"/>
      <style:text-properties fo:font-family="'Courier 10 Pitch'" style:font-pitch="fixed" fo:font-size="26pt" style:font-size-asian="26pt" style:font-size-complex="26pt"/>
    </style:style>
    <style:style style:name="P16" style:family="paragraph">
      <style:paragraph-properties fo:margin-left="0cm" fo:margin-right="0cm" fo:text-align="justify" fo:text-indent="0cm"/>
      <style:text-properties fo:font-size="24pt" style:font-size-asian="24pt" style:font-size-complex="24pt"/>
    </style:style>
    <style:style style:name="P17" style:family="paragraph">
      <style:paragraph-properties fo:text-align="justify"/>
      <style:text-properties fo:font-size="28pt" style:font-size-asian="28pt" style:font-size-complex="28pt"/>
    </style:style>
    <style:style style:name="P18" style:family="paragraph">
      <style:paragraph-properties fo:text-align="justify"/>
    </style:style>
    <style:style style:name="P19" style:family="paragraph">
      <style:paragraph-properties fo:margin-left="0cm" fo:margin-right="0cm" fo:text-align="justify" fo:text-indent="0cm"/>
      <style:text-properties fo:font-size="25pt" style:font-size-asian="25pt" style:font-size-complex="25pt"/>
    </style:style>
    <style:style style:name="P20" style:family="paragraph">
      <style:paragraph-properties fo:text-align="justify"/>
      <style:text-properties fo:font-size="25pt" style:font-size-asian="25pt" style:font-size-complex="25pt"/>
    </style:style>
    <style:style style:name="P21" style:family="paragraph">
      <style:paragraph-properties fo:margin-left="0cm" fo:margin-right="0cm" fo:text-align="justify" fo:text-indent="0cm"/>
      <style:text-properties fo:font-size="26pt" style:font-size-asian="26pt" style:font-size-complex="26pt"/>
    </style:style>
    <style:style style:name="P22" style:family="paragraph">
      <style:paragraph-properties fo:text-align="justify"/>
      <style:text-properties fo:font-size="26pt" style:font-size-asian="26pt" style:font-size-complex="26pt"/>
    </style:style>
    <style:style style:name="P23" style:family="paragraph">
      <style:paragraph-properties fo:margin-left="0cm" fo:margin-right="0cm" fo:text-align="justify" fo:text-indent="0cm"/>
      <style:text-properties fo:font-family="'Courier 10 Pitch'" style:font-pitch="fixed" fo:font-size="30pt" style:font-size-asian="30pt" style:font-size-complex="30pt"/>
    </style:style>
    <style:style style:name="P24" style:family="paragraph">
      <style:paragraph-properties fo:text-align="justify"/>
      <style:text-properties fo:font-family="'Courier 10 Pitch'" style:font-pitch="fixed" fo:font-size="30pt" style:font-size-asian="30pt" style:font-size-complex="30pt"/>
    </style:style>
    <style:style style:name="P25" style:family="paragraph">
      <style:paragraph-properties fo:margin-left="0cm" fo:margin-right="0cm" fo:text-align="justify" fo:text-indent="0cm"/>
      <style:text-properties fo:font-family="'Courier 10 Pitch'" style:font-pitch="fixed" fo:font-size="30pt" style:font-size-asian="30pt" style:font-size-complex="30pt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style:paragraph-properties fo:margin-left="0cm" fo:margin-right="0cm" fo:text-align="justify" fo:text-indent="0cm"/>
      <style:text-properties fo:font-family="'Courier 10 Pitch'" style:font-pitch="fixed" fo:font-size="24pt" style:font-size-asian="24pt" style:font-size-complex="24pt"/>
    </style:style>
    <style:style style:name="P28" style:family="paragraph">
      <style:paragraph-properties fo:text-align="justify"/>
      <style:text-properties fo:font-size="24pt" style:font-size-asian="24pt" style:font-size-complex="24pt"/>
    </style:style>
    <style:style style:name="P29" style:family="paragraph">
      <style:paragraph-properties fo:margin-left="0cm" fo:margin-right="0cm" fo:text-align="justify" fo:text-indent="0cm"/>
      <style:text-properties fo:font-family="'Courier 10 Pitch'" style:font-pitch="fixed" fo:font-size="26pt" style:font-size-asian="26pt" style:font-size-complex="26pt"/>
    </style:style>
    <style:style style:name="P30" style:family="paragraph">
      <style:paragraph-properties fo:text-align="justify"/>
      <style:text-properties fo:font-family="'Courier 10 Pitch'" style:font-pitch="fixed" fo:font-size="26pt" style:font-size-asian="26pt" style:font-size-complex="26pt"/>
    </style:style>
    <style:style style:name="P31" style:family="paragraph"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32" style:family="paragraph">
      <style:text-properties fo:font-size="24pt" style:font-size-asian="24pt" style:font-size-complex="24pt"/>
    </style:style>
    <style:style style:name="P33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34" style:family="paragraph">
      <style:text-properties fo:font-style="italic" style:font-style-asian="italic" style:font-style-complex="italic"/>
    </style:style>
    <style:style style:name="P35" style:family="paragraph">
      <style:paragraph-properties fo:margin-left="0cm" fo:margin-right="0cm" fo:text-align="start" fo:text-indent="0cm"/>
      <style:text-properties fo:font-family="'Courier 10 Pitch'" style:font-pitch="fixed" fo:font-size="24pt" style:font-size-asian="24pt" style:font-size-complex="24pt"/>
    </style:style>
    <style:style style:name="P36" style:family="paragraph">
      <style:paragraph-properties fo:text-align="start"/>
      <style:text-properties fo:font-size="28pt" style:font-size-asian="28pt" style:font-size-complex="28pt"/>
    </style:style>
    <style:style style:name="P37" style:family="paragraph">
      <style:paragraph-properties fo:margin-left="0cm" fo:margin-right="0cm" fo:text-align="justify" text:enable-numbering="false" fo:text-indent="0cm"/>
    </style:style>
    <style:style style:name="P38" style:family="paragraph">
      <style:paragraph-properties fo:margin-left="0cm" fo:margin-right="0cm" fo:text-align="justify" text:enable-numbering="true" fo:text-indent="0cm"/>
    </style:style>
    <style:style style:name="P39" style:family="paragraph">
      <style:paragraph-properties text:enable-numbering="true"/>
    </style:style>
    <style:style style:name="P40" style:family="paragraph">
      <style:paragraph-properties fo:text-align="justify" text:enable-numbering="true"/>
    </style:style>
    <style:style style:name="P41" style:family="paragraph">
      <style:paragraph-properties fo:margin-left="0cm" fo:margin-right="0cm" fo:text-align="start" text:enable-numbering="true" fo:text-indent="0cm"/>
    </style:style>
    <style:style style:name="P42" style:family="paragraph">
      <style:paragraph-properties fo:margin-left="0cm" fo:margin-right="0cm" fo:text-align="justify" fo:text-indent="0cm"/>
      <style:text-properties fo:font-size="22pt"/>
    </style:style>
    <style:style style:name="P43" style:family="paragraph">
      <style:paragraph-properties fo:margin-left="0cm" fo:margin-right="0cm" fo:text-align="justify" fo:text-indent="0cm"/>
      <style:text-properties fo:font-size="22pt" style:font-size-asian="22pt" style:font-size-complex="22pt"/>
    </style:style>
    <style:style style:name="P44" style:family="paragraph">
      <style:paragraph-properties fo:margin-left="0.6cm" fo:margin-right="0cm" fo:text-indent="-0.6cm"/>
      <style:text-properties fo:font-size="20pt"/>
    </style:style>
    <style:style style:name="P45" style:family="paragraph">
      <style:paragraph-properties fo:text-align="center"/>
    </style:style>
    <style:style style:name="P46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Courier 10 Pitch'" style:font-pitch="fixed" fo:font-size="32pt" style:font-size-asian="32pt" style:font-size-complex="32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fo:font-size="27pt" style:font-size-asian="27pt" style:font-size-complex="27pt"/>
    </style:style>
    <style:style style:name="T9" style:family="text">
      <style:text-properties fo:font-family="'Courier 10 Pitch'" style:font-pitch="fixed" fo:font-size="27pt" style:font-size-asian="27pt" style:font-size-complex="27pt"/>
    </style:style>
    <style:style style:name="T10" style:family="text">
      <style:text-properties fo:font-family="'Courier 10 Pitch'" style:font-pitch="fixed" fo:font-size="27pt" style:font-size-asian="27pt" style:font-size-complex="27pt"/>
    </style:style>
    <style:style style:name="T11" style:family="text">
      <style:text-properties fo:font-family="'Courier 10 Pitch'" style:font-pitch="fixed" fo:font-size="28pt" style:font-size-asian="28pt" style:font-size-complex="28pt"/>
    </style:style>
    <style:style style:name="T12" style:family="text">
      <style:text-properties fo:font-family="'Courier 10 Pitch'" style:font-pitch="fixed" fo:font-size="26pt" style:font-size-asian="26pt" style:font-size-complex="26pt"/>
    </style:style>
    <style:style style:name="T13" style:family="text">
      <style:text-properties fo:font-family="'Courier 10 Pitch'" style:font-pitch="fixed" fo:font-size="24pt" style:font-size-asian="24pt" style:font-size-complex="24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font-family="'Courier 10 Pitch'" style:font-pitch="fixed"/>
    </style:style>
    <style:style style:name="T17" style:family="text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family="'Nimbus Sans L'" style:font-family-generic="swiss" style:font-pitch="variable" fo:font-size="32pt" style:font-size-asian="32pt" style:font-size-complex="32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family="'Courier 10 Pitch'" style:font-pitch="fixed" fo:font-size="22pt" style:font-size-asian="22pt" style:font-size-complex="22pt"/>
    </style:style>
    <style:style style:name="T21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font-family="'Courier 10 Pitch'" style:font-pitch="fixed" fo:font-size="20pt" style:font-size-asian="20pt" style:font-size-complex="20pt"/>
    </style:style>
    <style:style style:name="T24" style:family="text">
      <style:text-properties fo:font-family="'Courier 10 Pitch'" style:font-pitch="fixed" fo:font-size="20pt" style:font-size-asian="20pt" style:font-size-complex="20pt"/>
    </style:style>
    <style:style style:name="T25" style:family="text">
      <style:text-properties fo:font-family="'Nimbus Sans L'" style:font-family-generic="swiss" style:font-pitch="variable" fo:font-size="24pt" style:font-size-asian="24pt" style:font-size-complex="24pt"/>
    </style:style>
    <style:style style:name="T26" style:family="text">
      <style:text-properties fo:font-family="'Nimbus Sans L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family="Cour]" style:font-family-generic="modern" style:font-pitch="fixed" fo:font-size="16pt" style:font-size-asian="16pt" style:font-size-complex="16pt"/>
    </style:style>
    <style:style style:name="T29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30" style:family="text">
      <style:text-properties fo:font-family="'Courier 10 Pitch'" style:font-pitch="fixed" fo:font-size="28pt" style:font-size-asian="28pt" style:font-size-complex="28pt"/>
    </style:style>
    <style:style style:name="T31" style:family="text">
      <style:text-properties fo:font-family="'Courier 10 Pitch'" style:font-pitch="fixed" fo:font-size="22pt" style:font-size-asian="22pt" style:font-size-complex="22pt"/>
    </style:style>
    <style:style style:name="T32" style:family="text">
      <style:text-properties fo:font-family="'Courier 10 Pitch'" style:font-pitch="fixed" fo:font-size="24pt" style:font-size-asian="24pt" style:font-size-complex="24pt"/>
    </style:style>
    <style:style style:name="T33" style:family="text">
      <style:text-properties fo:font-family="'Courier 10 Pitch'" style:font-pitch="fixed" fo:font-size="24pt" style:font-size-asian="24pt" style:font-size-complex="24pt"/>
    </style:style>
    <style:style style:name="T34" style:family="text">
      <style:text-properties fo:font-family="'Nimbus Sans L'" style:font-family-generic="swiss" style:font-pitch="variable" fo:font-size="24pt" style:font-size-asian="24pt" style:font-size-complex="24pt"/>
    </style:style>
    <style:style style:name="T35" style:family="text">
      <style:text-properties fo:font-family="'Nimbus Sans L'" style:font-family-generic="swiss" style:font-pitch="variable" fo:font-size="24pt" fo:font-style="normal" style:font-size-asian="24pt" style:font-style-asian="normal" style:font-size-complex="24pt" style:font-style-complex="normal"/>
    </style:style>
    <style:style style:name="T36" style:family="text">
      <style:text-properties fo:font-family="'Courier 10 Pitch'" style:font-pitch="fixed"/>
    </style:style>
    <style:style style:name="T37" style:family="text">
      <style:text-properties fo:font-size="25pt" style:font-size-asian="25pt" style:font-size-complex="25pt"/>
    </style:style>
    <style:style style:name="T38" style:family="text">
      <style:text-properties fo:font-family="'Courier 10 Pitch'" style:font-pitch="fixed" fo:font-size="25pt" style:font-size-asian="25pt" style:font-size-complex="25pt"/>
    </style:style>
    <style:style style:name="T39" style:family="text">
      <style:text-properties fo:font-size="26pt" style:font-size-asian="26pt" style:font-size-complex="26pt"/>
    </style:style>
    <style:style style:name="T40" style:family="text">
      <style:text-properties fo:font-size="26pt" fo:font-weight="bold" style:font-size-asian="26pt" style:font-weight-asian="bold" style:font-size-complex="26pt" style:font-weight-complex="bold"/>
    </style:style>
    <style:style style:name="T41" style:family="text">
      <style:text-properties fo:font-family="'Courier 10 Pitch'" style:font-pitch="fixed" fo:font-size="26pt" style:font-size-asian="26pt" style:font-size-complex="26pt"/>
    </style:style>
    <style:style style:name="T42" style:family="text">
      <style:text-properties style:use-window-font-color="true" fo:font-family="'Nimbus Sans L'" style:font-family-generic="swiss" style:font-pitch="variable" fo:font-size="26pt" style:font-size-asian="26pt" style:font-size-complex="26pt"/>
    </style:style>
    <style:style style:name="T43" style:family="text">
      <style:text-properties style:use-window-font-color="true" fo:font-family="'Nimbus Sans L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44" style:family="text">
      <style:text-properties fo:color="#00ae00" fo:font-family="'Courier 10 Pitch'" style:font-pitch="fixed" fo:font-size="26pt" style:font-size-asian="26pt" style:font-size-complex="26pt"/>
    </style:style>
    <style:style style:name="T45" style:family="text">
      <style:text-properties fo:font-family="'Courier 10 Pitch'" style:font-pitch="fixed" fo:font-size="30pt" style:font-size-asian="30pt" style:font-size-complex="30pt"/>
    </style:style>
    <style:style style:name="T46" style:family="text">
      <style:text-properties fo:color="#ff0000" fo:font-family="'Courier 10 Pitch'" style:font-pitch="fixed" fo:font-size="30pt" fo:font-weight="bold" style:font-size-asian="30pt" style:font-weight-asian="bold" style:font-size-complex="30pt" style:font-weight-complex="bold"/>
    </style:style>
    <style:style style:name="T47" style:family="text">
      <style:text-properties fo:color="#ff0000" fo:font-family="'Courier 10 Pitch'" style:font-pitch="fixed" fo:font-size="30pt" style:text-underline-style="none" fo:font-weight="bold" style:font-size-asian="30pt" style:font-weight-asian="bold" style:font-size-complex="30pt" style:font-weight-complex="bold"/>
    </style:style>
    <style:style style:name="T48" style:family="text">
      <style:text-properties fo:color="#000000" fo:font-family="'Nimbus Sans L'" style:font-family-generic="swiss" style:font-pitch="variable" fo:font-size="26pt" style:font-size-asian="26pt" style:font-size-complex="26pt"/>
    </style:style>
    <style:style style:name="T49" style:family="text">
      <style:text-properties fo:color="#000000" fo:font-family="'Nimbus Sans L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50" style:family="text">
      <style:text-properties fo:color="#00ae00" fo:font-family="'Courier 10 Pitch'" style:font-pitch="fixed" fo:font-size="26pt" style:font-size-asian="26pt" style:font-size-complex="26pt"/>
    </style:style>
    <style:style style:name="T51" style:family="text">
      <style:text-properties style:use-window-font-color="true" fo:font-family="'Courier 10 Pitch'" style:font-pitch="fixed" fo:font-size="30pt" style:font-size-asian="30pt" style:font-size-complex="30pt"/>
    </style:style>
    <style:style style:name="T52" style:family="text">
      <style:text-properties style:use-window-font-color="true" fo:font-family="'Courier 10 Pitch'" style:font-pitch="fixed" fo:font-size="26pt" style:font-size-asian="26pt" style:font-size-complex="26pt"/>
    </style:style>
    <style:style style:name="T53" style:family="text">
      <style:text-properties fo:color="#ff0000" fo:font-family="'Courier 10 Pitch'" style:font-pitch="fixed" fo:font-size="26pt" fo:font-weight="bold" style:font-size-asian="26pt" style:font-weight-asian="bold" style:font-size-complex="26pt" style:font-weight-complex="bold"/>
    </style:style>
    <style:style style:name="T54" style:family="text">
      <style:text-properties fo:color="#000000" fo:font-family="'Courier 10 Pitch'" style:font-pitch="fixed" fo:font-size="26pt" style:font-size-asian="26pt" style:font-size-complex="26pt"/>
    </style:style>
    <style:style style:name="T55" style:family="text">
      <style:text-properties fo:color="#ff0000" fo:font-family="'Courier 10 Pitch'" style:font-pitch="fixed" fo:font-weight="bold" style:font-weight-asian="bold" style:font-weight-complex="bold"/>
    </style:style>
    <style:style style:name="T56" style:family="text">
      <style:text-properties fo:color="#00ae00" fo:font-family="'Courier 10 Pitch'" style:font-pitch="fixed" fo:font-size="24pt" style:font-size-asian="24pt" style:font-size-complex="24pt"/>
    </style:style>
    <style:style style:name="T57" style:family="text">
      <style:text-properties fo:color="#ff0000" fo:font-family="'Courier 10 Pitch'" style:font-pitch="fixed" fo:font-size="24pt" fo:font-weight="bold" style:font-size-asian="24pt" style:font-weight-asian="bold" style:font-size-complex="24pt" style:font-weight-complex="bold"/>
    </style:style>
    <style:style style:name="T58" style:family="text">
      <style:text-properties fo:font-family="'Nimbus Sans L'" style:font-family-generic="swiss" style:font-pitch="variable" fo:font-size="24pt" fo:font-style="italic" style:font-size-asian="24pt" style:font-style-asian="italic" style:font-size-complex="24pt" style:font-style-complex="italic"/>
    </style:style>
    <style:style style:name="T59" style:family="text">
      <style:text-properties fo:font-family="'Courier 10 Pitch'" style:font-pitch="fixed" fo:font-size="26pt" fo:font-weight="bold" style:font-size-asian="26pt" style:font-weight-asian="bold" style:font-size-complex="26pt" style:font-weight-complex="bold"/>
    </style:style>
    <style:style style:name="T60" style:family="text">
      <style:text-properties fo:color="#0000ff" fo:font-family="'Courier 10 Pitch'" style:font-pitch="fixed" fo:font-size="26pt" style:font-size-asian="26pt" style:font-size-complex="26pt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family="'Courier 10 Pitch'" style:font-pitch="fixed" fo:font-size="32pt" style:font-size-asian="32pt" style:font-size-complex="32pt"/>
    </style:style>
    <style:style style:name="T63" style:family="text">
      <style:text-properties fo:font-family="'Courier 10 Pitch'" style:font-pitch="fixed" fo:font-size="20pt" style:font-size-asian="20pt" style:font-size-complex="20pt"/>
    </style:style>
    <style:style style:name="T64" style:family="text">
      <style:text-properties fo:color="#000000" fo:font-family="'Nimbus Sans L'" style:font-family-generic="swiss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65" style:family="text">
      <style:text-properties fo:color="#000000" fo:font-family="'Nimbus Sans L'" style:font-family-generic="swiss" style:font-pitch="variable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6" style:family="text">
      <style:text-properties fo:color="#000000" fo:font-family="'Courier 10 Pitch'" style:font-pitch="fixed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7" style:family="text">
      <style:text-properties style:use-window-font-color="true" fo:font-family="'Courier 10 Pitch'" style:font-pitch="fixed" fo:font-size="24pt" style:font-size-asian="24pt" style:font-size-complex="24pt"/>
    </style:style>
    <style:style style:name="T68" style:family="text">
      <style:text-properties fo:color="#0000ff" fo:font-family="'Courier 10 Pitch'" style:font-pitch="fixed" fo:font-size="28pt" style:font-size-asian="28pt" style:font-size-complex="28pt"/>
    </style:style>
    <style:style style:name="T69" style:family="text">
      <style:text-properties fo:color="#ff00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70" style:family="text">
      <style:text-properties style:text-underline-style="solid" style:text-underline-width="auto" style:text-underline-color="font-color"/>
    </style:style>
    <style:style style:name="T71" style:family="text">
      <style:text-properties fo:font-size="20pt" fo:font-weight="bold" style:font-size-asian="20pt" style:font-weight-asian="bold" style:font-size-complex="20pt" style:font-weight-complex="bold"/>
    </style:style>
    <style:style style:name="T72" style:family="text">
      <style:text-properties fo:font-size="20pt" fo:font-weight="normal" style:font-size-asian="20pt" style:font-weight-asian="normal" style:font-size-complex="20pt" style:font-weight-complex="normal"/>
    </style:style>
    <style:style style:name="T7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5.862cm" presentation:class="title" presentation:user-transformed="true">
          <draw:text-box>
            <text:p text:style-name="P1">Introducción a Kohana Framework</text:p>
          </draw:text-box>
        </draw:frame>
        <draw:frame presentation:style-name="pr2" draw:text-style-name="P1" draw:layer="layout" svg:width="25.199cm" svg:height="6.583cm" svg:x="1.4cm" svg:y="12.065cm" presentation:class="subtitle" presentation:user-transformed="true">
          <draw:text-box>
            <text:p text:style-name="P1"><text:span text:style-name="T1">Jorge Iván Meza Martínez</text:span></text:p>
            <text:p text:style-name="P1"><text:a xlink:href="mailto:jimezam@gmail.com">jimezam@gmail.com</text:a></text:p>
            <text:p text:style-name="P1"><text:a xlink:href="http://www.jorgeivanmeza.com/">http://www.jorgeivanmeza.com/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339cm" svg:x="1.4cm" svg:y="0.837cm" presentation:class="title">
          <draw:text-box>
            <text:p text:style-name="P1">Contenido</text:p>
          </draw:text-box>
        </draw:frame>
        <draw:frame presentation:style-name="pr5" draw:text-style-name="P3" draw:layer="layout" svg:width="12.296cm" svg:height="16.511cm" svg:x="1.4cm" svg:y="3.175cm" presentation:class="outline" presentation:user-transformed="true">
          <draw:text-box>
            <text:list text:style-name="L2">
              <text:list-item>
                <text:p text:style-name="P3">Introducción.</text:p>
              </text:list-item>
            </text:list>
            <text:list text:style-name="L2">
              <text:list-item>
                <text:p text:style-name="P3">Características.</text:p>
              </text:list-item>
            </text:list>
            <text:list text:style-name="L2">
              <text:list-item>
                <text:p text:style-name="P3">Instalación.</text:p>
              </text:list-item>
            </text:list>
            <text:list text:style-name="L2">
              <text:list-item>
                <text:p text:style-name="P3">Directorios.</text:p>
              </text:list-item>
            </text:list>
            <text:list text:style-name="L2">
              <text:list-item>
                <text:p text:style-name="P3">Configuración.</text:p>
              </text:list-item>
            </text:list>
            <text:list text:style-name="L2">
              <text:list-item>
                <text:p text:style-name="P3">URLs.</text:p>
              </text:list-item>
            </text:list>
            <text:list text:style-name="L2">
              <text:list-item>
                <text:p text:style-name="P3">Controladores.</text:p>
              </text:list-item>
            </text:list>
            <text:list text:style-name="L2">
              <text:list-item>
                <text:p text:style-name="P3">Librerías.</text:p>
              </text:list-item>
            </text:list>
          </draw:text-box>
        </draw:frame>
        <draw:frame presentation:style-name="pr6" draw:layer="layout" svg:width="12.296cm" svg:height="16.26cm" svg:x="14.311cm" svg:y="3.175cm" presentation:class="outline">
          <draw:text-box>
            <text:list text:style-name="L2">
              <text:list-item>
                <text:p text:style-name="P3">Ayudantes.</text:p>
              </text:list-item>
            </text:list>
            <text:list text:style-name="L2">
              <text:list-item>
                <text:p text:style-name="P3">Vistas.</text:p>
              </text:list-item>
            </text:list>
            <text:list text:style-name="L2">
              <text:list-item>
                <text:p text:style-name="P3">Modelos.</text:p>
              </text:list-item>
            </text:list>
            <text:list text:style-name="L2">
              <text:list-item>
                <text:p text:style-name="P3">Eventos.</text:p>
              </text:list-item>
            </text:list>
            <text:list text:style-name="L2">
              <text:list-item>
                <text:p text:style-name="P3"><text:span text:style-name="T2">Hooks</text:span>.</text:p>
              </text:list-item>
            </text:list>
            <text:list text:style-name="L2">
              <text:list-item>
                <text:p text:style-name="P3">Manejo de errores.</text:p>
              </text:list-item>
            </text:list>
            <text:list text:style-name="L2">
              <text:list-item>
                <text:p text:style-name="P3">Módulos.</text:p>
              </text:list-item>
            </text:list>
            <text:list text:style-name="L2">
              <text:list-item>
                <text:p text:style-name="P3">Recursos del <text:span text:style-name="T2">framework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339cm" svg:x="1.4cm" svg:y="0.837cm" presentation:class="title">
          <draw:text-box>
            <text:p text:style-name="P1">Introducción</text:p>
          </draw:text-box>
        </draw:frame>
        <draw:frame presentation:style-name="pr8" draw:text-style-name="P4" draw:layer="layout" svg:width="25.199cm" svg:height="16.511cm" svg:x="1.4cm" svg:y="3.175cm" presentation:class="subtitle" presentation:user-transformed="true">
          <draw:text-box>
            <text:p text:style-name="P4"><text:span text:style-name="T3"><text:a xlink:href="http://www.kohanaphp.com/">KohanaPHP</text:a></text:span><text:span text:style-name="T3"> es un </text:span><text:span text:style-name="T4">framework</text:span><text:span text:style-name="T3"> liviano y flexible para el desarrollo de aplicaciones web pequeñas y medianas con PHP. <text:s/>Se basa en </text:span><text:span text:style-name="T3"><text:a xlink:href="http://www.codeigniter.com/">CodeIgniter</text:a></text:span><text:span text:style-name="T3"> al cual complementa con una mejor apropiación de la OO y PHP5, así como un mayor soporte brindado por toda una comunidad.</text:span></text:p>
            <text:p text:style-name="P4"><text:span text:style-name="T3"/></text:p>
            <text:p text:style-name="P4"><text:span text:style-name="T3">En esta sesión se expondrán los conceptos del </text:span><text:span text:style-name="T4">framework</text:span><text:span text:style-name="T3"> necesarios para empezar a diseñar las aplicaciones web, sin embargo no se profundizarán en detalles específicos, se recomienda complementar este documento junto con el </text:span><text:span text:style-name="T3"><text:a xlink:href="http://docs.kohanaphp.com/">wiki</text:a></text:span><text:span text:style-name="T3"> de la sección de documentació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199cm" svg:height="2.088cm" svg:x="1.4cm" svg:y="0.962cm" presentation:class="title">
          <draw:text-box>
            <text:p text:style-name="P1">Características</text:p>
          </draw:text-box>
        </draw:frame>
        <draw:frame presentation:style-name="pr10" draw:text-style-name="P6" draw:layer="layout" svg:width="25.199cm" svg:height="16.26cm" svg:x="1.4cm" svg:y="3.39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5">Basado en CodeIgnite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Diseño orientado a objeto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Requiere PHP5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Soportado por una comunidad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Acceso a </text:span><text:span text:style-name="T6">$GET</text:span><text:span text:style-name="T5">, </text:span><text:span text:style-name="T6">$POST</text:span><text:span text:style-name="T5">, </text:span><text:span text:style-name="T6">$COOKIE</text:span><text:span text:style-name="T5"> y </text:span><text:span text:style-name="T6">$SESSION</text:span><text:span text:style-name="T5">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Manejo de prefijos para evitar conflictos (simula </text:span><text:span text:style-name="T7">namespaces</text:span><text:span text:style-name="T5">)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Carga automática de clase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Consistencia del API al manejar el patrón de controladores (</text:span><text:span text:style-name="T7">drivers</text:span><text:span text:style-name="T5">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199cm" svg:height="2.088cm" svg:x="1.4cm" svg:y="0.962cm" presentation:class="title">
          <draw:text-box>
            <text:p text:style-name="P1">Características</text:p>
          </draw:text-box>
        </draw:frame>
        <draw:frame presentation:style-name="pr10" draw:text-style-name="P7" draw:layer="layout" svg:width="25.199cm" svg:height="16.26cm" svg:x="1.4cm" svg:y="3.3cm" presentation:class="subtitle">
          <draw:text-box>
            <text:list text:style-name="L1">
              <text:list-item>
                <text:list>
                  <text:list-item>
                    <text:p text:style-name="P5"><text:span text:style-name="T5">Control de eventos del sistema (</text:span><text:span text:style-name="T7">events</text:span><text:span text:style-name="T5"> y </text:span><text:span text:style-name="T7">hooks</text:span><text:span text:style-name="T5">)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Liviano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Seguro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Extendibl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Compatible con UTF-8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Desacoplado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API coherent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5">Basado en el patrón MVC (Modelo-Vista-Controlador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339cm" svg:x="1.4cm" svg:y="0.837cm" presentation:class="title">
          <draw:text-box>
            <text:p text:style-name="P1">Instalación</text:p>
          </draw:text-box>
        </draw:frame>
        <draw:frame presentation:style-name="pr8" draw:text-style-name="P9" draw:layer="layout" svg:width="25.199cm" svg:height="16.511cm" svg:x="1.4cm" svg:y="3.17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8"><text:span text:style-name="T8"><text:a xlink:href="http://kohanaphp.com/download.html">Descargar</text:a></text:span><text:span text:style-name="T8"> el último paquete de la distribució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8">Descomprimirlo y ubicarlo en el servidor web de destino. <text:s/>El archivo </text:span><text:span text:style-name="T9">index.php</text:span><text:span text:style-name="T8"> deberá quedar en el directorio raíz del sitio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8">Adapte los archivos de configuración ubicados bajo </text:span><text:span text:style-name="T9">application/config</text:span><text:span text:style-name="T8"> según sus necesidades. <text:s/>Especialmente la contenida en </text:span><text:span text:style-name="T9">config.php</text:span><text:span text:style-name="T8">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8">Permita la escritura (</text:span><text:span text:style-name="T10">666</text:span><text:span text:style-name="T8">) en el directorio </text:span><text:span text:style-name="T10">application/logs</text:span><text:span text:style-name="T8">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8">Permita la escritura (</text:span><text:span text:style-name="T10">666</text:span><text:span text:style-name="T8">) en el directorio </text:span><text:span text:style-name="T10">application/cache</text:span><text:span text:style-name="T8">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8"><text:span text:style-name="T8">Verifique la instalación visitando la dirección </text:span><text:span text:style-name="T9">base_url</text:span><text:span text:style-name="T8"> con un navegador web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199cm" svg:height="2.088cm" svg:x="1.4cm" svg:y="0.962cm" presentation:class="title">
          <draw:text-box>
            <text:p text:style-name="P1">Directorios</text:p>
          </draw:text-box>
        </draw:frame>
        <draw:frame presentation:style-name="pr10" draw:text-style-name="P4" draw:layer="layout" svg:width="25.199cm" svg:height="16.26cm" svg:x="1.4cm" svg:y="3.3cm" presentation:class="subtitle">
          <draw:text-box>
            <text:list text:style-name="L1">
              <text:list-item>
                <text:p text:style-name="P4">Sistema de archivos en cascada.</text:p>
              </text:list-item>
            </text:list>
            <text:list text:style-name="L1">
              <text:list-item>
                <text:p text:style-name="P4"/>
              </text:list-item>
            </text:list>
            <text:list text:style-name="L1">
              <text:list-item>
                <text:p text:style-name="P4">Precedencia: <text:span text:style-name="T11">application</text:span> &gt; <text:span text:style-name="T11">modules</text:span> &gt; <text:span text:style-name="T11">system</text:span>.</text:p>
              </text:list-item>
            </text:list>
            <text:list text:style-name="L1">
              <text:list-item>
                <text:p text:style-name="P4"/>
              </text:list-item>
            </text:list>
            <text:list text:style-name="L1">
              <text:list-item>
                <text:p text:style-name="P4">Excepciones:</text:p>
              </text:list-item>
            </text:list>
            <text:list text:style-name="L1">
              <text:list-item>
                <text:p text:style-name="P4"/>
              </text:list-item>
            </text:list>
            <text:list text:style-name="L1">
              <text:list-item>
                <text:list>
                  <text:list-item>
                    <text:p text:style-name="P10"><text:span text:style-name="T11">config.php</text:span> debe estar en <text:span text:style-name="T12">application/config</text:span>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0">Los archivos base ubicados en <text:span text:style-name="T11">system/core</text:span> no son suceptibles de la casc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199cm" svg:height="2.088cm" svg:x="1.4cm" svg:y="0.962cm" presentation:class="title">
          <draw:text-box>
            <text:p text:style-name="P1">Directorios base</text:p>
          </draw:text-box>
        </draw:frame>
        <draw:frame presentation:style-name="pr10" draw:text-style-name="P11" draw:layer="layout" svg:width="25.199cm" svg:height="16.26cm" svg:x="1.4cm" svg:y="3.3cm" presentation:class="subtitle" presentation:user-transformed="true">
          <draw:text-box>
            <text:p text:style-name="P4"><text:span text:style-name="T3">El primer nivel de directorios separa los siguientes contenidos.</text:span></text:p>
            <text:p text:style-name="P4"><text:span text:style-name="T3"/></text:p>
            <text:p text:style-name="P4"><text:span text:style-name="T11"><text:tab/></text:span><text:span text:style-name="T11">/application</text:span><text:span text:style-name="T3"><text:tab/></text:span><text:span text:style-name="T3">-</text:span><text:span text:style-name="T3"><text:tab/></text:span><text:span text:style-name="T3">archivos relacionados con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la </text:span><text:span text:style-name="T3"><text:tab/></text:span><text:span text:style-name="T3">aplicación final.</text:span></text:p>
            <text:p text:style-name="P4"><text:span text:style-name="T3"><text:tab/></text:span><text:span text:style-name="T11">/modules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repositorio de módulos.</text:span></text:p>
            <text:p text:style-name="P4"><text:span text:style-name="T3"><text:tab/></text:span><text:span text:style-name="T11">/system</text:span><text:span text:style-name="T3"><text:tab/></text:span><text:span text:style-name="T3"><text:tab/></text:span><text:span text:style-name="T3"><text:tab/></text:span><text:span text:style-name="T3">-</text:span><text:span text:style-name="T3"><text:tab/></text:span><text:span text:style-name="T3">distribución de Kohana.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u contenido no debería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odificarse.</text:span></text:p>
            <text:p text:style-name="P4"><text:span text:style-name="T3"/></text:p>
            <text:p text:style-name="P4"><text:span text:style-name="T3">En su interior incluyen un nivel adicional de directorios descritos a continuació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339cm" svg:x="1.4cm" svg:y="0.837cm" presentation:class="title">
          <draw:text-box>
            <text:p text:style-name="P1">Directorios base</text:p>
          </draw:text-box>
        </draw:frame>
        <draw:frame presentation:style-name="pr11" draw:text-style-name="P13" draw:layer="layout" svg:width="11.935cm" svg:height="16.511cm" svg:x="1.4cm" svg:y="3.176cm" presentation:class="subtitle" presentation:user-transformed="true">
          <draw:text-box>
            <text:list text:style-name="L3">
              <text:list-item>
                <text:list>
                  <text:list-item>
                    <text:p text:style-name="P12"><text:span text:style-name="T13">/cache</text:span><text:span text:style-name="T14">: almacena los archivos para el caché en modo archivo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3">/config</text:span><text:span text:style-name="T14">: archivos de configuració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3">/controllers</text:span><text:span text:style-name="T14">: controlador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3">/helpers</text:span><text:span text:style-name="T14">: clases ayudant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4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3">/hooks</text:span><text:span text:style-name="T14">: procesos asociados a eventos del sistem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4"/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11.935cm" svg:height="16.511cm" svg:x="14.201cm" svg:y="3.176cm">
          <draw:text-box>
            <text:list text:style-name="L4">
              <text:list-item>
                <text:list>
                  <text:list-item>
                    <text:p text:style-name="P12"><text:span text:style-name="T13">/i18n</text:span><text:span text:style-name="T14">: información de localizació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/libraries</text:span><text:span text:style-name="T14">: librería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/logs</text:span><text:span text:style-name="T14">: registro de event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/models</text:span><text:span text:style-name="T14">: model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/vendor</text:span><text:span text:style-name="T14">: liberías de terceros no integradas al </text:span><text:span text:style-name="T15">framework</text:span><text:span text:style-name="T14">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3">/views</text:span><text:span text:style-name="T14">: vist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199cm" svg:height="2.088cm" svg:x="1.4cm" svg:y="0.962cm" presentation:class="title">
          <draw:text-box>
            <text:p text:style-name="P1">Configuración</text:p>
          </draw:text-box>
        </draw:frame>
        <draw:frame presentation:style-name="pr10" draw:text-style-name="P4" draw:layer="layout" svg:width="25.199cm" svg:height="16.26cm" svg:x="1.4cm" svg:y="3.301cm" presentation:class="subtitle" presentation:user-transformed="true">
          <draw:text-box>
            <text:p text:style-name="P4">Comportamiento en cascada análogo al de la búsqueda de archivos entre los directorios: <text:span text:style-name="T11">application</text:span> &gt; <text:span text:style-name="T11">modules</text:span> &gt; <text:span text:style-name="T11">system</text:span>.</text:p>
            <text:p text:style-name="P4"/>
            <text:p text:style-name="P4"><text:span text:style-name="T16">config.php</text:span> tendrá que estar ubicado en <text:span text:style-name="T16">application/config</text:span>.</text:p>
            <text:p text:style-name="P4"/>
            <text:p text:style-name="P4">Separada entre varios archivos según su finalidad. <text:s/>Cada archivo especifica nuevos índices para el arreglo <text:span text:style-name="T16">$config</text:span>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199cm" svg:height="2.088cm" svg:x="1.4cm" svg:y="0.962cm" presentation:class="title">
          <draw:text-box>
            <text:p text:style-name="P1">Configuración</text:p>
          </draw:text-box>
        </draw:frame>
        <draw:frame presentation:style-name="pr13" draw:text-style-name="P4" draw:layer="layout" svg:width="25.199cm" svg:height="5.638cm" svg:x="1.4cm" svg:y="4.276cm" presentation:class="subtitle" presentation:user-transformed="true">
          <draw:text-box>
            <text:p text:style-name="P4">Las versiones originales residen en <text:span text:style-name="T16">system/config</text:span> y se puede copiar a las ubicaciones elegidas para sobreescribir sus valores por defecto.</text:p>
          </draw:text-box>
        </draw:frame>
        <draw:frame presentation:style-name="pr14" draw:text-style-name="P15" draw:layer="layout" svg:width="25.199cm" svg:height="8.909cm" svg:x="1.401cm" svg:y="10.772cm">
          <draw:text-box>
            <text:p text:style-name="P4"><text:span text:style-name="T12"><text:tab/></text:span><text:span text:style-name="T12">cache.php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cookie.php</text:span></text:p>
            <text:p text:style-name="P4"><text:span text:style-name="T12"><text:tab/></text:span><text:span text:style-name="T12">database.php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hooks.php</text:span></text:p>
            <text:p text:style-name="P4"><text:span text:style-name="T12"><text:tab/></text:span><text:span text:style-name="T12">locale.php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log.php</text:span></text:p>
            <text:p text:style-name="P4"><text:span text:style-name="T12"><text:tab/></text:span><text:span text:style-name="T12">mimes.php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agination.php</text:span></text:p>
            <text:p text:style-name="P4"><text:span text:style-name="T12"><text:tab/></text:span><text:span text:style-name="T12">payment.php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rofiler.php</text:span></text:p>
            <text:p text:style-name="P4"><text:span text:style-name="T12"><text:tab/></text:span><text:span text:style-name="T12">routes.php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session.php</text:span></text:p>
            <text:p text:style-name="P4"><text:span text:style-name="T12"><text:tab/></text:span><text:span text:style-name="T12">upload.php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user_agents.php</text:span></text:p>
            <text:p text:style-name="P4"><text:span text:style-name="T12"><text:tab/></text:span><text:span text:style-name="T12">view.ph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199cm" svg:height="2.088cm" svg:x="1.4cm" svg:y="0.962cm" presentation:class="title">
          <draw:text-box>
            <text:p text:style-name="P1">URLs</text:p>
          </draw:text-box>
        </draw:frame>
        <draw:frame presentation:style-name="pr10" draw:text-style-name="P4" draw:layer="layout" svg:width="25.199cm" svg:height="16.26cm" svg:x="1.4cm" svg:y="3.3cm" presentation:class="subtitle">
          <draw:text-box>
            <text:p text:style-name="P4">Compuestos por segmentos.</text:p>
            <text:p text:style-name="P4"/>
            <text:p text:style-name="P4">Es posible alterar el significado de los segmentos.</text:p>
            <text:p text:style-name="P4"/>
            <text:p text:style-name="P4"><text:span text:style-name="T13">http://servidor/</text:span><text:span text:style-name="T17">index.php?</text:span><text:span text:style-name="T13">/controlador/acción/param1/param2</text:span></text:p>
            <text:p text:style-name="P4"/>
            <text:p text:style-name="P4">Con reescritura de URL:</text:p>
            <text:p text:style-name="P4"/>
            <text:p text:style-name="P4"><text:span text:style-name="T13">http://servidor/controlador/acción/param1/param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199cm" svg:height="2.088cm" svg:x="1.4cm" svg:y="0.962cm" presentation:class="title">
          <draw:text-box>
            <text:p text:style-name="P1">URLs</text:p>
          </draw:text-box>
        </draw:frame>
        <draw:frame presentation:style-name="pr10" draw:text-style-name="P1" draw:layer="layout" svg:width="25.199cm" svg:height="16.26cm" svg:x="1.4cm" svg:y="3.3cm" presentation:class="subtitle" presentation:user-transformed="true">
          <draw:text-box>
            <text:p text:style-name="P4"><text:span text:style-name="T18">La solicitud del siguiente recurso ...</text:span></text:p>
            <text:p text:style-name="P4"><text:span text:style-name="T11"/></text:p>
            <text:p text:style-name="P4"><text:span text:style-name="T11"><text:tab/></text:span><text:span text:style-name="T11">http://servidor/calculadora/sumar/5/2</text:span></text:p>
            <text:p text:style-name="P4"><text:span text:style-name="T13"/></text:p>
            <text:p text:style-name="P4">Provoca la invocación del <text:span text:style-name="T19">método</text:span> <text:span text:style-name="T16">sumar</text:span> del <text:span text:style-name="T19">controlador</text:span> <text:span text:style-name="T16">calculadora </text:span>enviándole por <text:span text:style-name="T19">parámetro</text:span> los valores <text:span text:style-name="T16">5</text:span> y <text:span text:style-name="T16">2</text:span>.</text:p>
            <text:p text:style-name="P4"/>
            <text:p text:style-name="P4">Si el <text:span text:style-name="T19">método</text:span> <text:span text:style-name="T2">no se especifica</text:span> se invoca al <text:span text:style-name="T19">método</text:span> <text:span text:style-name="T16">index()</text:span>. <text:s/>Si el <text:span text:style-name="T19">método</text:span> solicitado <text:span text:style-name="T2">no existe</text:span> se invoca al <text:span text:style-name="T19">método</text:span> <text:span text:style-name="T16">_default()</text:span>.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199cm" svg:height="2.088cm" svg:x="1.4cm" svg:y="0.962cm" presentation:class="title">
          <draw:text-box>
            <text:p text:style-name="P1">URLs</text:p>
          </draw:text-box>
        </draw:frame>
        <draw:frame presentation:style-name="pr10" draw:text-style-name="P4" draw:layer="layout" svg:width="25.199cm" svg:height="16.26cm" svg:x="1.4cm" svg:y="3.301cm" presentation:class="subtitle" presentation:user-transformed="true">
          <draw:text-box>
            <text:p text:style-name="P4">Ejemplo: <text:span text:style-name="T13">application/controllers/calculadora.php</text:span></text:p>
            <text:p text:style-name="P4"/>
            <text:p text:style-name="P4"><text:span text:style-name="T20">class </text:span><text:span text:style-name="T21">Calculadora_controller</text:span><text:span text:style-name="T20"> extends </text:span><text:span text:style-name="T21">Controller</text:span></text:p>
            <text:p text:style-name="P4"><text:span text:style-name="T20">{</text:span></text:p>
            <text:p text:style-name="P4"><text:span text:style-name="T20"><text:tab/></text:span><text:span text:style-name="T20">function __construct()</text:span></text:p>
            <text:p text:style-name="P4"><text:span text:style-name="T20"><text:tab/></text:span><text:span text:style-name="T20">{</text:span></text:p>
            <text:p text:style-name="P4"><text:span text:style-name="T20"><text:tab/></text:span><text:span text:style-name="T20"><text:tab/></text:span><text:span text:style-name="T20">parent::__construct();</text:span></text:p>
            <text:p text:style-name="P4"><text:span text:style-name="T20"><text:tab/></text:span><text:span text:style-name="T20">}</text:span></text:p>
            <text:p text:style-name="P4"><text:span text:style-name="T20"/></text:p>
            <text:p text:style-name="P4"><text:span text:style-name="T20"><text:tab/></text:span><text:span text:style-name="T20">function </text:span><text:span text:style-name="T21">sumar($a, $b)</text:span></text:p>
            <text:p text:style-name="P4"><text:span text:style-name="T20"><text:tab/></text:span><text:span text:style-name="T20">{</text:span></text:p>
            <text:p text:style-name="P4"><text:span text:style-name="T20"><text:tab/></text:span><text:span text:style-name="T20"><text:tab/></text:span><text:span text:style-name="T20">echo ($a + $b);</text:span></text:p>
            <text:p text:style-name="P4"><text:span text:style-name="T20"><text:tab/></text:span><text:span text:style-name="T20">}</text:span></text:p>
            <text:p text:style-name="P4"><text:span text:style-name="T2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199cm" svg:height="2.088cm" svg:x="1.4cm" svg:y="0.962cm" presentation:class="title">
          <draw:text-box>
            <text:p text:style-name="P1">Controladores</text:p>
          </draw:text-box>
        </draw:frame>
        <draw:frame presentation:style-name="pr10" draw:text-style-name="P11" draw:layer="layout" svg:width="25.199cm" svg:height="16.26cm" svg:x="1.4cm" svg:y="3.301cm" presentation:class="subtitle" presentation:user-transformed="true">
          <draw:text-box>
            <text:p text:style-name="P4"><text:span text:style-name="T3">Interactúan entre el modelo y la vista. <text:s/>Reciben la información del requerimiento del usuario para gestionar su procesamiento (modelo) y su presentación (vista).</text:span></text:p>
            <text:p text:style-name="P4"><text:span text:style-name="T3"/></text:p>
            <text:p text:style-name="P4"><text:span text:style-name="T3">Los nombres (clase/archivo) deben cumplir la siguiente convención.</text:span></text:p>
            <text:p text:style-name="P4"><text:span text:style-name="T3"/></text:p>
            <text:p text:style-name="P4"><text:span text:style-name="T22"><text:tab/></text:span><text:span text:style-name="T22">Ubicación</text:span><text:span text:style-name="T14">: </text:span><text:span text:style-name="T14"><text:tab/></text:span><text:span text:style-name="T14">Almacenado bajo un </text:span><text:span text:style-name="T23">/application</text:span><text:span text:style-name="T24">/controllers</text:span><text:span text:style-name="T14">.</text:span></text:p>
            <text:p text:style-name="P4"><text:span text:style-name="T22"><text:tab/></text:span><text:span text:style-name="T22">Archivo</text:span><text:span text:style-name="T14">: </text:span><text:span text:style-name="T14"><text:tab/></text:span><text:span text:style-name="T14"><text:tab/></text:span><text:span text:style-name="T13">blog.php </text:span><text:span text:style-name="T25">(en minúsculas)</text:span></text:p>
            <text:p text:style-name="P4"><text:span text:style-name="T22"><text:tab/></text:span><text:span text:style-name="T22">Clase</text:span><text:span text:style-name="T14">: </text:span><text:span text:style-name="T14"><text:tab/></text:span><text:span text:style-name="T14"><text:tab/></text:span><text:span text:style-name="T13">Blog_Controller </text:span><text:span text:style-name="T25">(</text:span><text:span text:style-name="T26">capitalized</text:span><text:span text:style-name="T25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199cm" svg:height="2.088cm" svg:x="1.4cm" svg:y="0.762cm" presentation:class="title" presentation:user-transformed="true">
          <draw:text-box>
            <text:p text:style-name="P1">Controladores</text:p>
          </draw:text-box>
        </draw:frame>
        <draw:frame presentation:style-name="pr10" draw:text-style-name="P16" draw:layer="layout" svg:width="25.199cm" svg:height="16.369cm" svg:x="1.4cm" svg:y="3.247cm" presentation:class="subtitle" presentation:user-transformed="true">
          <draw:text-box>
            <text:p text:style-name="P16"><text:span text:style-name="T27">Ejemplo: </text:span><text:span text:style-name="T20">application/controllers/blog.php</text:span></text:p>
            <text:p text:style-name="P16"><text:span text:style-name="T14"/></text:p>
            <text:p text:style-name="P16"><text:span text:style-name="T28">class Blog_Controller extends Controller</text:span></text:p>
            <text:p text:style-name="P16"><text:span text:style-name="T28">{</text:span></text:p>
            <text:p text:style-name="P16"><text:span text:style-name="T28"><text:tab/></text:span><text:span text:style-name="T28">public function __construct()</text:span></text:p>
            <text:p text:style-name="P16"><text:span text:style-name="T28"><text:tab/></text:span><text:span text:style-name="T28">{</text:span></text:p>
            <text:p text:style-name="P16"><text:span text:style-name="T28"><text:tab/></text:span><text:span text:style-name="T28"><text:tab/></text:span><text:span text:style-name="T28">parent::__construct();</text:span></text:p>
            <text:p text:style-name="P16"><text:span text:style-name="T28"><text:tab/></text:span><text:span text:style-name="T28">}</text:span></text:p>
            <text:p text:style-name="P16"><text:span text:style-name="T28"/></text:p>
            <text:p text:style-name="P16"><text:span text:style-name="T28"><text:tab/></text:span><text:span text:style-name="T28">public function index()</text:span></text:p>
            <text:p text:style-name="P16"><text:span text:style-name="T28"><text:tab/></text:span><text:span text:style-name="T28">{</text:span></text:p>
            <text:p text:style-name="P16"><text:span text:style-name="T28"><text:tab/></text:span><text:span text:style-name="T28"><text:tab/></text:span><text:span text:style-name="T28">// Acción por defecto.</text:span></text:p>
            <text:p text:style-name="P16"><text:span text:style-name="T28"><text:tab/></text:span><text:span text:style-name="T28">}</text:span></text:p>
            <text:p text:style-name="P16"><text:span text:style-name="T28"/></text:p>
            <text:p text:style-name="P16"><text:span text:style-name="T28"><text:tab/></text:span><text:span text:style-name="T28">public function updateOwner($post_id, $newOwner)</text:span></text:p>
            <text:p text:style-name="P16"><text:span text:style-name="T28"><text:tab/></text:span><text:span text:style-name="T28">{</text:span></text:p>
            <text:p text:style-name="P16"><text:span text:style-name="T28"><text:tab/></text:span><text:span text:style-name="T28"><text:tab/></text:span><text:span text:style-name="T28">// Acción con parámetros.</text:span></text:p>
            <text:p text:style-name="P16"><text:span text:style-name="T28"><text:tab/></text:span><text:span text:style-name="T28">}</text:span></text:p>
            <text:p text:style-name="P16"><text:span text:style-name="T28"/></text:p>
            <text:p text:style-name="P16"><text:span text:style-name="T28"><text:tab/></text:span><text:span text:style-name="T28">private function _internalProc($param)</text:span></text:p>
            <text:p text:style-name="P16"><text:span text:style-name="T28"><text:tab/></text:span><text:span text:style-name="T28">{</text:span></text:p>
            <text:p text:style-name="P16"><text:span text:style-name="T28"><text:tab/></text:span><text:span text:style-name="T28"><text:tab/></text:span><text:span text:style-name="T28">// Acción interna, no se enrruta.</text:span></text:p>
            <text:p text:style-name="P16"><text:span text:style-name="T28"><text:tab/></text:span><text:span text:style-name="T28">}</text:span></text:p>
            <text:p text:style-name="P16"><text:span text:style-name="T2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Controladores: métodos especiales</text:p>
          </draw:text-box>
        </draw:frame>
        <draw:frame presentation:style-name="pr10" draw:text-style-name="P17" draw:layer="layout" svg:width="25.199cm" svg:height="16.26cm" svg:x="1.4cm" svg:y="3.501cm" presentation:class="subtitle" presentation:user-transformed="true">
          <draw:text-box>
            <text:p text:style-name="P11"><text:span text:style-name="T29">index()</text:span><text:span text:style-name="T3"><text:tab/></text:span><text:span text:style-name="T3">-</text:span><text:span text:style-name="T3"><text:tab/></text:span><text:span text:style-name="T3">invocado cuando no se especifica ningún controlador en el URL.</text:span></text:p>
            <text:p text:style-name="P11"><text:span text:style-name="T3"/></text:p>
            <text:p text:style-name="P11"><text:span text:style-name="T29">_remap($method, $data)</text:span><text:span text:style-name="T3"><text:tab/></text:span><text:span text:style-name="T3">-</text:span><text:span text:style-name="T3"><text:tab/></text:span><text:span text:style-name="T3">si existe, todos los requerimientos al controlador son enviados a él.</text:span></text:p>
            <text:p text:style-name="P11"><text:span text:style-name="T3"/></text:p>
            <text:p text:style-name="P11"><text:span text:style-name="T29">_default($method, $data)</text:span><text:span text:style-name="T3"><text:tab/></text:span><text:span text:style-name="T3">-</text:span><text:span text:style-name="T3"><text:tab/></text:span><text:span text:style-name="T3">invocado cuando se solicita una acción inexistente sobre cualquier controlador.</text:span></text:p>
            <text:p text:style-name="P11"><text:span text:style-name="T3"/></text:p>
            <text:p text:style-name="P11"><text:span text:style-name="T3">Cualquier método de un controlador con el modificador </text:span><text:span text:style-name="T30">private</text:span><text:span text:style-name="T3"> o cuyo nombre comience por </text:span><text:span text:style-name="T4">underscore</text:span><text:span text:style-name="T3"> ('</text:span><text:span text:style-name="T30">_</text:span><text:span text:style-name="T3">') no será enrrutado, es decir, no será visible como acción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Librerías</text:p>
          </draw:text-box>
        </draw:frame>
        <draw:frame presentation:style-name="pr10" draw:layer="layout" svg:width="25.199cm" svg:height="16.535cm" svg:x="1.4cm" svg:y="3.163cm" presentation:class="subtitle" presentation:user-transformed="true">
          <draw:text-box>
            <text:p text:style-name="P4"><text:span text:style-name="T3">Amplían la funcionalidad de la plataforma. <text:s/></text:span></text:p>
            <text:p text:style-name="P4"><text:span text:style-name="T3"/></text:p>
            <text:p text:style-name="P4"><text:span text:style-name="T3">Son cargadas de manera automática al requerirse su ccreación.</text:span></text:p>
            <text:p text:style-name="P4"><text:span text:style-name="T3"/></text:p>
            <text:p text:style-name="P4"><text:span text:style-name="T30"><text:tab/></text:span><text:span text:style-name="T30">$this -&gt; libreria = new Libreria();</text:span></text:p>
            <text:p text:style-name="P4"><text:span text:style-name="T3"/></text:p>
            <text:p text:style-name="P4"><text:span text:style-name="T3">Los nombres (clase/archivo) deben cumplir la siguiente convención.</text:span></text:p>
            <text:p text:style-name="P4"><text:span text:style-name="T3"/></text:p>
            <text:p text:style-name="P4"><text:span text:style-name="T22"><text:tab/></text:span><text:span text:style-name="T22">Ubicación</text:span><text:span text:style-name="T14">: </text:span><text:span text:style-name="T14"><text:tab/></text:span><text:span text:style-name="T14">Almacenado bajo un </text:span><text:span text:style-name="T31">/application/libraries</text:span><text:span text:style-name="T14">.</text:span></text:p>
            <text:p text:style-name="P4"><text:span text:style-name="T22"><text:tab/></text:span><text:span text:style-name="T22">Archivo</text:span><text:span text:style-name="T14">: </text:span><text:span text:style-name="T14"><text:tab/></text:span><text:span text:style-name="T14"><text:tab/></text:span><text:span text:style-name="T32">libreria</text:span><text:span text:style-name="T33">.php </text:span><text:span text:style-name="T34">(en minúsculas)</text:span></text:p>
            <text:p text:style-name="P4"><text:span text:style-name="T22"><text:tab/></text:span><text:span text:style-name="T22">Clase</text:span><text:span text:style-name="T14">: </text:span><text:span text:style-name="T14"><text:tab/></text:span><text:span text:style-name="T14"><text:tab/></text:span><text:span text:style-name="T32">Libreria_Core</text:span><text:span text:style-name="T33"> </text:span><text:span text:style-name="T34">(librerías</text:span><text:span text:style-name="T35"> nuevas</text:span><text:span text:style-name="T34">)</text:span></text:p>
            <text:p text:style-name="P4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2">Libreria</text:span><text:span text:style-name="T34"> (especialización de librería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Librerías: de terceros</text:p>
          </draw:text-box>
        </draw:frame>
        <draw:frame presentation:style-name="pr10" draw:text-style-name="P18" draw:layer="layout" svg:width="25.199cm" svg:height="16.26cm" svg:x="1.4cm" svg:y="3.3cm" presentation:class="subtitle">
          <draw:text-box>
            <text:p text:style-name="P4">Ubicadas en <text:span text:style-name="T36">application/vendors</text:span>.</text:p>
            <text:p text:style-name="P4"/>
            <text:p text:style-name="P4">Se cargan al framework de la siguiente manera.</text:p>
            <text:p text:style-name="P4"/>
            <text:p text:style-name="P4"><text:span text:style-name="T32">Kohana::find_file('vendors', 'nombre_libreria')</text:span></text:p>
            <text:p text:style-name="P4"/>
            <text:p text:style-name="P4">Alternativamente se puede utilizar la sintáxis legada.</text:p>
            <text:p text:style-name="P4"/>
            <text:p text:style-name="P4"><text:span text:style-name="T32">$this -&gt; load -&gt; library ('nombre_libreria'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Ayudantes</text:p>
          </draw:text-box>
        </draw:frame>
        <draw:frame presentation:style-name="pr10" draw:text-style-name="P20" draw:layer="layout" svg:width="25.199cm" svg:height="16.26cm" svg:x="1.4cm" svg:y="3.5cm" presentation:class="subtitle" presentation:user-transformed="true">
          <draw:text-box>
            <text:p text:style-name="P19"><text:span text:style-name="T37">Son clases con métodos estáticos para realizar tareas muy específicas.</text:span></text:p>
            <text:p text:style-name="P19"><text:span text:style-name="T37"/></text:p>
            <text:p text:style-name="P19"><text:span text:style-name="T37">Son cargados de manera automática.</text:span></text:p>
            <text:p text:style-name="P19"><text:span text:style-name="T37"/></text:p>
            <text:p text:style-name="P19"><text:span text:style-name="T37"><text:tab/></text:span><text:span text:style-name="T38">ayudante::metodo()</text:span></text:p>
            <text:p text:style-name="P19"><text:span text:style-name="T37"/></text:p>
            <text:p text:style-name="P19"><text:span text:style-name="T37">Los nombres (clase/archivo) deben cumplir la siguiente convención.</text:span></text:p>
            <text:p text:style-name="P19"><text:span text:style-name="T37"/></text:p>
            <text:p text:style-name="P19"><text:span text:style-name="T22"><text:tab/></text:span><text:span text:style-name="T22">Ubicación</text:span><text:span text:style-name="T14">: </text:span><text:span text:style-name="T14"><text:tab/></text:span><text:span text:style-name="T14">Almacenado bajo un </text:span><text:span text:style-name="T33">application/helpers</text:span><text:span text:style-name="T14">.</text:span></text:p>
            <text:p text:style-name="P19"><text:span text:style-name="T22"><text:tab/></text:span><text:span text:style-name="T22">Archivo</text:span><text:span text:style-name="T14">: </text:span><text:span text:style-name="T14"><text:tab/></text:span><text:span text:style-name="T14"><text:tab/></text:span><text:span text:style-name="T32">ayudante</text:span><text:span text:style-name="T33">.php </text:span><text:span text:style-name="T34">(en minúsculas)</text:span></text:p>
            <text:p text:style-name="P19"><text:span text:style-name="T22"><text:tab/></text:span><text:span text:style-name="T22">Clase</text:span><text:span text:style-name="T14">: </text:span><text:span text:style-name="T14"><text:tab/></text:span><text:span text:style-name="T14"><text:tab/></text:span><text:span text:style-name="T32">ayudante</text:span><text:span text:style-name="T33">_Core </text:span><text:span text:style-name="T34">(ayudantes</text:span><text:span text:style-name="T35"> nuevos</text:span><text:span text:style-name="T34">)</text:span></text:p>
            <text:p text:style-name="P19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2">ayudante</text:span><text:span text:style-name="T34"> (especialización de ayudante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Vistas</text:p>
          </draw:text-box>
        </draw:frame>
        <draw:frame presentation:style-name="pr10" draw:text-style-name="P18" draw:layer="layout" svg:width="25.199cm" svg:height="16.26cm" svg:x="1.4cm" svg:y="3.3cm" presentation:class="subtitle">
          <draw:text-box>
            <text:p text:style-name="P4">Son las encargadas de generar el nivel de presentación: XHTML, CSS, JavaScript, XML, JSON, Ajax, etc.</text:p>
            <text:p text:style-name="P4"/>
            <text:p text:style-name="P4">Son archivos PHP que contienen la lógica de la presentación.</text:p>
            <text:p text:style-name="P4"/>
            <text:p text:style-name="P4">Se ubican en <text:span text:style-name="T36">application/views</text:span>.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Vistas: carga</text:p>
          </draw:text-box>
        </draw:frame>
        <draw:frame presentation:style-name="pr10" draw:text-style-name="P22" draw:layer="layout" svg:width="25.199cm" svg:height="16.26cm" svg:x="1.4cm" svg:y="3.297cm" presentation:class="subtitle" presentation:user-transformed="true">
          <draw:text-box>
            <text:p text:style-name="P21"><text:span text:style-name="T39">Existen tres métodos.</text:span></text:p>
            <text:p text:style-name="P21"><text:span text:style-name="T39"/></text:p>
            <text:p text:style-name="P21"><text:span text:style-name="T40">Objetos</text:span><text:span text:style-name="T39">.</text:span></text:p>
            <text:p text:style-name="P21"><text:span text:style-name="T39"/></text:p>
            <text:p text:style-name="P21"><text:span text:style-name="T39"><text:tab/></text:span><text:span text:style-name="T41">$v = new View('nombre_vista');</text:span></text:p>
            <text:p text:style-name="P21"><text:span text:style-name="T39"/></text:p>
            <text:p text:style-name="P21"><text:span text:style-name="T40">Fábrica</text:span><text:span text:style-name="T39">: permite el encadenamiento de mensajes.</text:span></text:p>
            <text:p text:style-name="P21"><text:span text:style-name="T39"/></text:p>
            <text:p text:style-name="P21"><text:span text:style-name="T39"><text:tab/></text:span><text:span text:style-name="T41">$v = View::factory('nombre_vista');</text:span></text:p>
            <text:p text:style-name="P21"><text:span text:style-name="T39"/></text:p>
            <text:p text:style-name="P21"><text:span text:style-name="T40">Cargador</text:span><text:span text:style-name="T39">: obsoleto.</text:span></text:p>
            <text:p text:style-name="P21"><text:span text:style-name="T39"/></text:p>
            <text:p text:style-name="P21"><text:span text:style-name="T39"><text:tab/></text:span><text:span text:style-name="T41">$v = $this -&gt; load -&gt; view('nombre_vista'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Vistas: paso de información</text:p>
          </draw:text-box>
        </draw:frame>
        <draw:frame presentation:style-name="pr10" draw:text-style-name="P24" draw:layer="layout" svg:width="25.199cm" svg:height="16.26cm" svg:x="1.4cm" svg:y="3.298cm" presentation:class="subtitle" presentation:user-transformed="true">
          <draw:text-box>
            <text:p text:style-name="P23"><text:span text:style-name="T42">Sección de código de un </text:span><text:span text:style-name="T43">controlador</text:span><text:span text:style-name="T42">.</text:span></text:p>
            <text:p text:style-name="P23"><text:span text:style-name="T44"/></text:p>
            <text:p text:style-name="P23"><text:span text:style-name="T44">// Crea la referencia a la vista.</text:span></text:p>
            <text:p text:style-name="P23"><text:span text:style-name="T45">$v = new View('vista');</text:span></text:p>
            <text:p text:style-name="P23"><text:span text:style-name="T45"/></text:p>
            <text:p text:style-name="P23"><text:span text:style-name="T44">// Establece la información de la vista.</text:span></text:p>
            <text:p text:style-name="P23"><text:span text:style-name="T45">$v -&gt; </text:span><text:span text:style-name="T46">titulo</text:span><text:span text:style-name="T45"> = “Introducción a Kohana”;</text:span></text:p>
            <text:p text:style-name="P23"><text:span text:style-name="T45">$v -&gt; </text:span><text:span text:style-name="T47">contenido</text:span><text:span text:style-name="T45"> = “Resúmen práctico”;</text:span></text:p>
            <text:p text:style-name="P23"><text:span text:style-name="T45">$v -&gt; </text:span><text:span text:style-name="T46">fecha</text:span><text:span text:style-name="T45"> = “Desarrollado en 2008”;</text:span></text:p>
            <text:p text:style-name="P23"><text:span text:style-name="T45"/></text:p>
            <text:p text:style-name="P23"><text:span text:style-name="T44">// Envía el contenido de la vista al usuario.</text:span></text:p>
            <text:p text:style-name="P23"><text:span text:style-name="T45">$v -&gt; render(true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Vistas: paso de información</text:p>
          </draw:text-box>
        </draw:frame>
        <draw:frame presentation:style-name="pr10" draw:layer="layout" svg:width="25.199cm" svg:height="16.26cm" svg:x="1.4cm" svg:y="3.5cm" presentation:class="subtitle" presentation:user-transformed="true">
          <draw:text-box>
            <text:p text:style-name="P25"><text:span text:style-name="T48">Sección de código de una </text:span><text:span text:style-name="T49">vista</text:span><text:span text:style-name="T48">.</text:span></text:p>
            <text:p text:style-name="P25"><text:span text:style-name="T50"/></text:p>
            <text:p text:style-name="P25"><text:span text:style-name="T51">&lt;html&gt;</text:span></text:p>
            <text:p text:style-name="P25"><text:span text:style-name="T51"><text:tab/></text:span><text:span text:style-name="T51">&lt;head&gt;</text:span></text:p>
            <text:p text:style-name="P25"><text:span text:style-name="T52"><text:tab/></text:span><text:span text:style-name="T52"><text:tab/></text:span><text:span text:style-name="T52">&lt;title&gt;&lt;?php echo $</text:span><text:span text:style-name="T53">titulo</text:span><text:span text:style-name="T52">; ?&gt;&lt;/title&gt;</text:span></text:p>
            <text:p text:style-name="P25"><text:span text:style-name="T51"><text:tab/></text:span><text:span text:style-name="T51">&lt;/head&gt;</text:span></text:p>
            <text:p text:style-name="P25"><text:span text:style-name="T51"><text:tab/></text:span><text:span text:style-name="T51">&lt;body&gt;</text:span></text:p>
            <text:p text:style-name="P25"><text:span text:style-name="T52"><text:tab/></text:span><text:span text:style-name="T52"><text:tab/></text:span><text:span text:style-name="T52">&lt;h1&gt;</text:span><text:span text:style-name="T54">&lt;?php echo $</text:span><text:span text:style-name="T53">titulo</text:span><text:span text:style-name="T54">; ?&gt;</text:span><text:span text:style-name="T52">&lt;/h1&gt;</text:span></text:p>
            <text:p text:style-name="P25"><text:span text:style-name="T52"><text:tab/></text:span><text:span text:style-name="T52"><text:tab/></text:span><text:span text:style-name="T52">&lt;p&gt;</text:span><text:span text:style-name="T54">&lt;?php echo $</text:span><text:span text:style-name="T53">contenido</text:span><text:span text:style-name="T54">; ?&gt;</text:span><text:span text:style-name="T52">&lt;/p&gt;</text:span></text:p>
            <text:p text:style-name="P25"><text:span text:style-name="T52"><text:tab/></text:span><text:span text:style-name="T52"><text:tab/></text:span><text:span text:style-name="T52">&lt;hr /&gt;</text:span></text:p>
            <text:p text:style-name="P25"><text:span text:style-name="T54"><text:tab/></text:span><text:span text:style-name="T54"><text:tab/></text:span><text:span text:style-name="T54">&lt;p&gt;&lt;?php echo $</text:span><text:span text:style-name="T53">fecha</text:span><text:span text:style-name="T54">; ?&gt;&lt;/p&gt;</text:span></text:p>
            <text:p text:style-name="P25"><text:span text:style-name="T51"><text:tab/></text:span><text:span text:style-name="T51">&lt;/body&gt;</text:span><text:span text:style-name="T51"><text:line-break/></text:span><text:span text:style-name="T51">&lt;/html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Vistas: paso de información</text:p>
          </draw:text-box>
        </draw:frame>
        <draw:frame presentation:style-name="pr10" draw:text-style-name="P18" draw:layer="layout" svg:width="25.199cm" svg:height="16.26cm" svg:x="1.4cm" svg:y="3.3cm" presentation:class="subtitle">
          <draw:text-box>
            <text:p text:style-name="P4">También es posible pasar arreglos de variables a la vista.</text:p>
            <text:p text:style-name="P4"/>
            <text:p text:style-name="P26"><text:span text:style-name="T36">$</text:span><text:span text:style-name="T55">items</text:span><text:span text:style-name="T36"> = array(</text:span></text:p>
            <text:p text:style-name="P26"><text:span text:style-name="T36"><text:s text:c="4"/></text:span><text:span text:style-name="T36">array( 'nombre' =&gt; 'elemento 1',</text:span></text:p>
            <text:p text:style-name="P26"><text:span text:style-name="T36"><text:s text:c="11"/></text:span><text:span text:style-name="T36">'valor' =&gt; '1' ),</text:span></text:p>
            <text:p text:style-name="P26"><text:span text:style-name="T36"><text:s text:c="4"/></text:span><text:span text:style-name="T36">array( 'nombre' =&gt; 'elemento 2',</text:span></text:p>
            <text:p text:style-name="P26"><text:span text:style-name="T36"><text:s text:c="11"/></text:span><text:span text:style-name="T36">'valor' =&gt; '2' )</text:span></text:p>
            <text:p text:style-name="P26"><text:span text:style-name="T36">);</text:span></text:p>
            <text:p text:style-name="P26"><text:span text:style-name="T36"/></text:p>
            <text:p text:style-name="P26"><text:span text:style-name="T36">$v -&gt; set('productos', $</text:span><text:span text:style-name="T55">items</text:span><text:span text:style-name="T36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Vistas: composición</text:p>
          </draw:text-box>
        </draw:frame>
        <draw:frame presentation:style-name="pr10" draw:text-style-name="P28" draw:layer="layout" svg:width="25.199cm" svg:height="16.26cm" svg:x="1.4cm" svg:y="3.3cm" presentation:class="subtitle">
          <draw:text-box>
            <text:p text:style-name="P25"><text:span text:style-name="T48">Sección de código de un </text:span><text:span text:style-name="T49">controlador</text:span><text:span text:style-name="T48">.</text:span></text:p>
            <text:p text:style-name="P16"><text:span text:style-name="T14"/></text:p>
            <text:p text:style-name="P27"><text:span text:style-name="T56">// Establece la información de la vista.</text:span></text:p>
            <text:p text:style-name="P27"><text:span text:style-name="T33">$v -&gt; titulo = “Introducción a Kohana”;</text:span></text:p>
            <text:p text:style-name="P27"><text:span text:style-name="T33">$v -&gt; </text:span><text:span text:style-name="T57">contenido</text:span><text:span text:style-name="T33"> = new View('vista_contenido');</text:span></text:p>
            <text:p text:style-name="P27"><text:span text:style-name="T33">$v -&gt; fecha = “Desarrollado en 2008”;</text:span></text:p>
            <text:p text:style-name="P27"><text:span text:style-name="T33"/></text:p>
            <text:p text:style-name="P27"><text:span text:style-name="T33">$v -&gt; </text:span><text:span text:style-name="T57">contenido</text:span><text:span text:style-name="T33"> -&gt; </text:span><text:span text:style-name="T57">nombres</text:span><text:span text:style-name="T33"> = “Kohana”;</text:span></text:p>
            <text:p text:style-name="P27"><text:span text:style-name="T33">$v -&gt; </text:span><text:span text:style-name="T57">contenido</text:span><text:span text:style-name="T33"> -&gt; </text:span><text:span text:style-name="T57">apellidos</text:span><text:span text:style-name="T33"> = “Framework”;</text:span></text:p>
            <text:p text:style-name="P27"><text:span text:style-name="T33"/></text:p>
            <text:p text:style-name="P27"><text:span text:style-name="T56">// Envía el contenido de la vista al usuario.</text:span></text:p>
            <text:p text:style-name="P27"><text:span text:style-name="T33">$v -&gt; render(true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Modelos</text:p>
          </draw:text-box>
        </draw:frame>
        <draw:frame presentation:style-name="pr10" draw:layer="layout" svg:width="25.199cm" svg:height="16.26cm" svg:x="1.4cm" svg:y="3.3cm" presentation:class="subtitle">
          <draw:text-box>
            <text:p text:style-name="P4"><text:span text:style-name="T3">Representan los datos y modelan la lógica del negocio. Desde el </text:span><text:span text:style-name="T4">framework</text:span><text:span text:style-name="T3"> no es obligatoria su utilización.</text:span></text:p>
            <text:p text:style-name="P4"><text:span text:style-name="T3"/></text:p>
            <text:p text:style-name="P4"><text:span text:style-name="T3">Los nombres (clase/archivo) deben cumplir la siguiente convención.</text:span></text:p>
            <text:p text:style-name="P4"><text:span text:style-name="T3"/></text:p>
            <text:p text:style-name="P4"><text:span text:style-name="T22"><text:tab/></text:span><text:span text:style-name="T22">Ubicación</text:span><text:span text:style-name="T14">: </text:span><text:span text:style-name="T14"><text:tab/></text:span><text:span text:style-name="T14">Almacenado bajo </text:span><text:span text:style-name="T33">application</text:span><text:span text:style-name="T33">/models</text:span><text:span text:style-name="T14">.</text:span></text:p>
            <text:p text:style-name="P4"><text:span text:style-name="T22"><text:tab/></text:span><text:span text:style-name="T22">Archivo</text:span><text:span text:style-name="T14">: </text:span><text:span text:style-name="T14"><text:tab/></text:span><text:span text:style-name="T14"><text:tab/></text:span><text:span text:style-name="T32">usuario</text:span><text:span text:style-name="T33">.php </text:span><text:span text:style-name="T34">(en minúsculas y singular)</text:span></text:p>
            <text:p text:style-name="P26"><text:span text:style-name="T22"><text:tab/></text:span><text:span text:style-name="T22">Clase</text:span><text:span text:style-name="T14">: </text:span><text:span text:style-name="T14"><text:tab/></text:span><text:span text:style-name="T14"><text:tab/></text:span><text:span text:style-name="T32">Usuario</text:span><text:span text:style-name="T33">_Model </text:span><text:span text:style-name="T34">(</text:span><text:span text:style-name="T58">capitalized </text:span><text:span text:style-name="T35">y singular</text:span><text:span text:style-name="T34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Modelos</text:p>
          </draw:text-box>
        </draw:frame>
        <draw:frame presentation:style-name="pr10" draw:text-style-name="P30" draw:layer="layout" svg:width="25.199cm" svg:height="16.26cm" svg:x="1.4cm" svg:y="3.693cm" presentation:class="subtitle" presentation:user-transformed="true">
          <draw:text-box>
            <text:p text:style-name="P29"><text:span text:style-name="T41">class </text:span><text:span text:style-name="T59">Usuario_Model</text:span><text:span text:style-name="T41"> extends </text:span><text:span text:style-name="T59">Model</text:span></text:p>
            <text:p text:style-name="P29"><text:span text:style-name="T41">{</text:span></text:p>
            <text:p text:style-name="P29"><text:span text:style-name="T41"><text:tab/></text:span><text:span text:style-name="T41">private $nombreUsuario;</text:span></text:p>
            <text:p text:style-name="P29"><text:span text:style-name="T41"><text:tab/></text:span><text:span text:style-name="T41">private $contrasena;</text:span></text:p>
            <text:p text:style-name="P29"><text:span text:style-name="T41"><text:tab/></text:span><text:span text:style-name="T41">private $direccionCorreo;</text:span></text:p>
            <text:p text:style-name="P29"><text:span text:style-name="T41"/></text:p>
            <text:p text:style-name="P29"><text:span text:style-name="T41"><text:tab/></text:span><text:span text:style-name="T60">public function __construct($id = null)</text:span></text:p>
            <text:p text:style-name="P29"><text:span text:style-name="T60"><text:tab/></text:span><text:span text:style-name="T60">{</text:span></text:p>
            <text:p text:style-name="P29"><text:span text:style-name="T60"><text:tab/></text:span><text:span text:style-name="T60"><text:tab/></text:span><text:span text:style-name="T60">parent::__construct($id);</text:span></text:p>
            <text:p text:style-name="P29"><text:span text:style-name="T60"><text:tab/></text:span><text:span text:style-name="T60">}</text:span></text:p>
            <text:p text:style-name="P29"><text:span text:style-name="T41"/></text:p>
            <text:p text:style-name="P29"><text:span text:style-name="T41"><text:tab/></text:span><text:span text:style-name="T41">public function obtener($id) { ... }</text:span></text:p>
            <text:p text:style-name="P29"><text:span text:style-name="T41"><text:tab/></text:span><text:span text:style-name="T41">public function actualizar() { ... }</text:span></text:p>
            <text:p text:style-name="P29"><text:span text:style-name="T41"><text:tab/></text:span><text:span text:style-name="T41">public function remover() { ... }</text:span></text:p>
            <text:p text:style-name="P29"><text:span text:style-name="T4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Modelos: carga</text:p>
          </draw:text-box>
        </draw:frame>
        <draw:frame presentation:style-name="pr10" draw:text-style-name="P18" draw:layer="layout" svg:width="25.199cm" svg:height="16.26cm" svg:x="1.4cm" svg:y="3.3cm" presentation:class="subtitle">
          <draw:text-box>
            <text:p text:style-name="P4"><text:span text:style-name="T61">Para el ámbito local.</text:span></text:p>
            <text:p text:style-name="P4"/>
            <text:p text:style-name="P4"><text:span text:style-name="T30">$usuario = new Usuario_Model();</text:span></text:p>
            <text:p text:style-name="P4"><text:span text:style-name="T30">$usuario -&gt; obtener('123');</text:span></text:p>
            <text:p text:style-name="P4"><text:span text:style-name="T3"/></text:p>
            <text:p text:style-name="P4"><text:span text:style-name="T19">Para el ámbito del controlador.</text:span></text:p>
            <text:p text:style-name="P4"/>
            <text:p text:style-name="P4"><text:span text:style-name="T30">$this -&gt; usuario = new Usuario_Model();</text:span></text:p>
            <text:p text:style-name="P4"><text:span text:style-name="T30">$this -&gt; usuario -&gt; obtener('123'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Eventos</text:p>
          </draw:text-box>
        </draw:frame>
        <draw:frame presentation:style-name="pr10" draw:text-style-name="P17" draw:layer="layout" svg:width="25.199cm" svg:height="16.26cm" svg:x="1.4cm" svg:y="3.3cm" presentation:class="subtitle">
          <draw:text-box>
            <text:p text:style-name="P11"><text:span text:style-name="T5">Son sucesos ocurridos durante la ejecución en el tiempo del sistema. <text:s/>Pueden ser internos (</text:span><text:span text:style-name="T62">system.*</text:span><text:span text:style-name="T5">) o creados por el usuario.</text:span></text:p>
            <text:p text:style-name="P11"><text:span text:style-name="T3"/></text:p>
            <text:p text:style-name="P31"><text:span text:style-name="T32">system.ready</text:span><text:span text:style-name="T14"><text:tab/></text:span><text:span text:style-name="T14"><text:tab/></text:span><text:span text:style-name="T14">-</text:span><text:span text:style-name="T14"><text:tab/></text:span><text:span text:style-name="T15">hooks </text:span><text:span text:style-name="T14">recién cargados. <text:s/>Primer evento del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sistema.</text:span></text:p>
            <text:p text:style-name="P31"><text:span text:style-name="T14"/></text:p>
            <text:p text:style-name="P31"><text:span text:style-name="T32">system.routing</text:span><text:span text:style-name="T32"><text:tab/></text:span><text:span text:style-name="T14">-</text:span><text:span text:style-name="T14"><text:tab/></text:span><text:span text:style-name="T14">se procesa el URL y se realiza su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enrrutamiento.</text:span></text:p>
            <text:p text:style-name="P31"><text:span text:style-name="T14"/></text:p>
            <text:p text:style-name="P31"><text:span text:style-name="T32">system.execute</text:span><text:span text:style-name="T14"><text:tab/></text:span><text:span text:style-name="T14">-</text:span><text:span text:style-name="T14"><text:tab/></text:span><text:span text:style-name="T14">se localiza e inicia el controlado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Eventos</text:p>
          </draw:text-box>
        </draw:frame>
        <draw:frame presentation:style-name="pr10" draw:text-style-name="P32" draw:layer="layout" svg:width="25.199cm" svg:height="16.26cm" svg:x="1.4cm" svg:y="3.301cm" presentation:class="subtitle" presentation:user-transformed="true">
          <draw:text-box>
            <text:p text:style-name="P31"><text:span text:style-name="T33">system.post_routing</text:span><text:span text:style-name="T33"><text:tab/></text:span><text:span text:style-name="T14">-</text:span><text:span text:style-name="T14"><text:tab/></text:span><text:span text:style-name="T14">se finaliza el enrrutamiento y s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genera un 404 en caso de fallar.</text:span></text:p>
            <text:p text:style-name="P31"><text:span text:style-name="T14"/></text:p>
            <text:p text:style-name="P31"><text:span text:style-name="T33">system.404</text:span><text:span text:style-name="T33"><text:tab/></text:span><text:span text:style-name="T33"><text:tab/></text:span><text:span text:style-name="T33"><text:tab/></text:span><text:span text:style-name="T33"><text:tab/></text:span><text:span text:style-name="T14">-</text:span><text:span text:style-name="T14"><text:tab/></text:span><text:span text:style-name="T14">no se encontró una página.</text:span></text:p>
            <text:p text:style-name="P31"><text:span text:style-name="T14"/></text:p>
            <text:p text:style-name="P31"><text:span text:style-name="T31">system.pre_controller</text:span><text:span text:style-name="T14"><text:tab/></text:span><text:span text:style-name="T14">-</text:span><text:span text:style-name="T14"><text:tab/></text:span><text:span text:style-name="T14">controlador es cargado pero no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se ha ejecutado aún.</text:span></text:p>
            <text:p text:style-name="P31"><text:span text:style-name="T14"/></text:p>
            <text:p text:style-name="P31"><text:span text:style-name="T33">syste</text:span><text:span text:style-name="T31">m.post_controller_constructor</text:span><text:span text:style-name="T31"><text:tab/></text:span></text:p>
            <text:p text:style-name="P3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</text:span><text:span text:style-name="T14"><text:tab/></text:span><text:span text:style-name="T14">se invocó el constructor del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controlador pero no sus métodos.</text:span></text:p>
            <text:p text:style-name="P31"><text:span text:style-name="T14"/></text:p>
            <text:p text:style-name="P31"><text:span text:style-name="T33">system.</text:span><text:span text:style-name="T63">post_controller</text:span><text:span text:style-name="T33"><text:tab/></text:span><text:span text:style-name="T14">-</text:span><text:span text:style-name="T14"><text:tab/></text:span><text:span text:style-name="T14">controlador creado y vistas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cargada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Eventos</text:p>
          </draw:text-box>
        </draw:frame>
        <draw:frame presentation:style-name="pr10" draw:layer="layout" svg:width="25.199cm" svg:height="16.26cm" svg:x="1.4cm" svg:y="3.3cm" presentation:class="subtitle">
          <draw:text-box>
            <text:p text:style-name="P31"><text:span text:style-name="T33">system.send_headers</text:span><text:span text:style-name="T33"><text:tab/></text:span><text:span text:style-name="T14">-</text:span><text:span text:style-name="T14"><text:tab/></text:span><text:span text:style-name="T15">buffer</text:span><text:span text:style-name="T14"> de salida cerrado, antes de 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desplegar su contenido.</text:span></text:p>
            <text:p text:style-name="P31"><text:span text:style-name="T14"/></text:p>
            <text:p text:style-name="P31"><text:span text:style-name="T33">system.send_display</text:span><text:span text:style-name="T33"><text:tab/></text:span><text:span text:style-name="T14">-</text:span><text:span text:style-name="T14"><text:tab/></text:span><text:span text:style-name="T14">salida desplegada.</text:span></text:p>
            <text:p text:style-name="P31"><text:span text:style-name="T14"/></text:p>
            <text:p text:style-name="P31"><text:span text:style-name="T33">system.shutdown</text:span><text:span text:style-name="T33"><text:tab/></text:span><text:span text:style-name="T33"><text:tab/></text:span><text:span text:style-name="T14">-</text:span><text:span text:style-name="T14"><text:tab/></text:span><text:span text:style-name="T14">último evento en suceder.</text:span></text:p>
            <text:p text:style-name="P31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9" draw:text-style-name="P34" draw:layer="layout" svg:width="25.199cm" svg:height="2.088cm" svg:x="1.4cm" svg:y="0.962cm" presentation:class="title">
          <draw:text-box>
            <text:p text:style-name="P33"><text:span text:style-name="T2">Hooks</text:span></text:p>
          </draw:text-box>
        </draw:frame>
        <draw:frame presentation:style-name="pr10" draw:text-style-name="P18" draw:layer="layout" svg:width="25.199cm" svg:height="16.26cm" svg:x="1.4cm" svg:y="3.299cm" presentation:class="subtitle" presentation:user-transformed="true">
          <draw:text-box>
            <text:p text:style-name="P4">Permiten la ejecución de métodos frente al suceso de eventos determinados.</text:p>
            <text:p text:style-name="P4"/>
            <text:p text:style-name="P4">Residen en <text:span text:style-name="T36">application/hooks</text:span>.</text:p>
            <text:p text:style-name="P4"/>
            <text:p text:style-name="P4">Activar en <text:span text:style-name="T36">application/config/hooks.php</text:span>:</text:p>
            <text:p text:style-name="P4"/>
            <text:p text:style-name="P4"><text:span text:style-name="T32"><text:tab/></text:span><text:span text:style-name="T32">$config['enable'] = true;</text:span></text:p>
            <text:p text:style-name="P4"><text:span text:style-name="T14"/></text:p>
            <text:p text:style-name="P4">ó</text:p>
            <text:p text:style-name="P4"><text:span text:style-name="T14"/></text:p>
            <text:p text:style-name="P4"><text:span text:style-name="T14"><text:tab/></text:span><text:span text:style-name="T33">$config['enable'] = array('muestra', 'hook2'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9" draw:text-style-name="P34" draw:layer="layout" svg:width="25.199cm" svg:height="2.088cm" svg:x="1.4cm" svg:y="0.962cm" presentation:class="title">
          <draw:text-box>
            <text:p text:style-name="P33"><text:span text:style-name="T2">Hooks</text:span></text:p>
          </draw:text-box>
        </draw:frame>
        <draw:frame presentation:style-name="pr10" draw:layer="layout" svg:width="25.199cm" svg:height="16.26cm" svg:x="1.4cm" svg:y="3.3cm" presentation:class="subtitle">
          <draw:text-box>
            <text:p text:style-name="P25"><text:span text:style-name="T48">Sección de código de un </text:span><text:span text:style-name="T64">hook</text:span><text:span text:style-name="T65">: </text:span><text:span text:style-name="T66">hooks/muestra.php</text:span></text:p>
            <text:p text:style-name="P16"><text:span text:style-name="T14"/></text:p>
            <text:p text:style-name="P27"><text:span text:style-name="T67">class </text:span><text:span text:style-name="T57">Muestra</text:span></text:p>
            <text:p text:style-name="P27"><text:span text:style-name="T67">{</text:span></text:p>
            <text:p text:style-name="P27"><text:span text:style-name="T67"><text:tab/></text:span><text:span text:style-name="T67">public function </text:span><text:span text:style-name="T57">informacion</text:span><text:span text:style-name="T67">()</text:span></text:p>
            <text:p text:style-name="P27"><text:span text:style-name="T67"><text:tab/></text:span><text:span text:style-name="T67">{</text:span></text:p>
            <text:p text:style-name="P27"><text:span text:style-name="T67"><text:tab/></text:span><text:span text:style-name="T67"><text:tab/></text:span><text:span text:style-name="T67">Event::$data = Event::$data . “Mensaje”;</text:span></text:p>
            <text:p text:style-name="P27"><text:span text:style-name="T67"><text:tab/></text:span><text:span text:style-name="T67">}</text:span></text:p>
            <text:p text:style-name="P27"><text:span text:style-name="T67">}</text:span></text:p>
            <text:p text:style-name="P27"><text:span text:style-name="T67"/></text:p>
            <text:p text:style-name="P35"><text:span text:style-name="T68">Event::add('</text:span><text:span text:style-name="T69">system.display</text:span><text:span text:style-name="T68">', array('</text:span><text:span text:style-name="T69">Muestra</text:span><text:span text:style-name="T68">', '</text:span><text:span text:style-name="T69">informacion</text:span><text:span text:style-name="T68">')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Manejo de errores</text:p>
          </draw:text-box>
        </draw:frame>
        <draw:frame presentation:style-name="pr10" draw:text-style-name="P18" draw:layer="layout" svg:width="25.199cm" svg:height="16.26cm" svg:x="1.4cm" svg:y="3.3cm" presentation:class="subtitle">
          <draw:text-box>
            <text:list text:style-name="L1">
              <text:list-item>
                <text:p text:style-name="P4">Se incluyen tres tipos de excepciones basadas en <text:span text:style-name="T36">Exception</text:span>.</text:p>
              </text:list-item>
            </text:list>
            <text:list text:style-name="L1">
              <text:list-item>
                <text:p text:style-name="P4"/>
              </text:list-item>
            </text:list>
            <text:list text:style-name="L1">
              <text:list-item>
                <text:list>
                  <text:list-item>
                    <text:p text:style-name="P5"><text:span text:style-name="T36">Kohana_Exception</text:span>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36">Kohana_User_Exception</text:span>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5"><text:span text:style-name="T36">Kohana_404_Exception</text:span>.</text:p>
                  </text:list-item>
                </text:list>
              </text:list-item>
            </text:list>
            <text:list text:style-name="L1">
              <text:list-item>
                <text:p text:style-name="P4"/>
              </text:list-item>
            </text:list>
            <text:list text:style-name="L1">
              <text:list-item>
                <text:p text:style-name="P4">La variable <text:span text:style-name="T36">display_errors</text:span> definida en <text:span text:style-name="T36">index.php</text:span> establece si se muestran o no los errores sucedidos al usuario fina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Kohana_Exception</text:p>
          </draw:text-box>
        </draw:frame>
        <draw:frame presentation:style-name="pr10" draw:text-style-name="P18" draw:layer="layout" svg:width="25.199cm" svg:height="16.26cm" svg:x="1.4cm" svg:y="3.3cm" presentation:class="subtitle" presentation:user-transformed="true">
          <draw:text-box>
            <text:p text:style-name="P4">Requieren del soporte de archivos i18n para la traducción del mensaje.</text:p>
            <text:p text:style-name="P4"/>
            <text:p text:style-name="P26"><text:span text:style-name="T30">throw new </text:span><text:span text:style-name="T29">Kohana_Exception</text:span><text:span text:style-name="T30"> ($i18n_lang_key [, mensaje_adicional]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Kohana_User_Exception</text:p>
          </draw:text-box>
        </draw:frame>
        <draw:frame presentation:style-name="pr10" draw:text-style-name="P36" draw:layer="layout" svg:width="25.199cm" svg:height="16.26cm" svg:x="1.4cm" svg:y="3.301cm" presentation:class="subtitle" presentation:user-transformed="true">
          <draw:text-box>
            <text:p text:style-name="P31"><text:span text:style-name="T3">Similar a la anterior, sin embargo no requieren de soporte de i18n.</text:span></text:p>
            <text:p text:style-name="P31"><text:span text:style-name="T3"/></text:p>
            <text:p text:style-name="P31"><text:span text:style-name="T30">throw new </text:span><text:span text:style-name="T29">Kohana_User_Exception</text:span><text:span text:style-name="T30"> ($titulo, $mensaje [, $plantilla]);</text:span></text:p>
            <text:p text:style-name="P31"><text:span text:style-name="T3"/></text:p>
            <text:p text:style-name="P31"><text:span text:style-name="T3">Ejemplo:</text:span></text:p>
            <text:p text:style-name="P31"><text:span text:style-name="T3"/></text:p>
            <text:p text:style-name="P31"><text:span text:style-name="T30">throw new </text:span><text:span text:style-name="T29">Kohana_User_Exception</text:span><text:span text:style-name="T30"> ('Error de conversión', 'No puede utilizarse un número negativo: ' . $valorRecibido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Kohana_404_Exception</text:p>
          </draw:text-box>
        </draw:frame>
        <draw:frame presentation:style-name="pr10" draw:text-style-name="P18" draw:layer="layout" svg:width="25.199cm" svg:height="16.26cm" svg:x="1.4cm" svg:y="3.3cm" presentation:class="subtitle">
          <draw:text-box>
            <text:p text:style-name="P4">Redirecciona al usuario a un mensaje de 404.</text:p>
            <text:p text:style-name="P4"/>
            <text:p text:style-name="P26"><text:span text:style-name="T30">throw new Kohana_404_Exception ([$pagina [, $plantilla]]);</text:span></text:p>
            <text:p text:style-name="P4"/>
            <text:p text:style-name="P4">Ejemplo:</text:p>
            <text:p text:style-name="P4"/>
            <text:p text:style-name="P26"><text:span text:style-name="T30">throw new Kohana_404_Exception ('División por cero'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Módulos</text:p>
          </draw:text-box>
        </draw:frame>
        <draw:frame presentation:style-name="pr10" draw:layer="layout" svg:width="25.199cm" svg:height="16.583cm" svg:x="1.4cm" svg:y="3.139cm" presentation:class="subtitle" presentation:user-transformed="true">
          <draw:text-box>
            <text:p text:style-name="P37">Son colecciones de archivos relacionados (ayudantes, librerías, modelos, vistas, etc.) con una funcionalidad específica que pueden ser reutilizados.</text:p>
            <text:p text:style-name="P37"/>
            <text:p text:style-name="P37">Su carga <text:span text:style-name="T70">no</text:span> es automática.</text:p>
            <text:p text:style-name="P37"/>
            <text:p text:style-name="P37">Modificar en <text:span text:style-name="T30">application/config/config.php</text:span>:</text:p>
            <text:p text:style-name="P37"/>
            <text:p text:style-name="P37"><text:span text:style-name="T32">$config['modules'] =&gt; array(</text:span></text:p>
            <text:p text:style-name="P37"><text:span text:style-name="T32"><text:tab/></text:span><text:span text:style-name="T32">'modules/modulo_1',</text:span></text:p>
            <text:p text:style-name="P37"><text:span text:style-name="T32"><text:tab/></text:span><text:span text:style-name="T32">'modules/modulo_2'</text:span></text:p>
            <text:p text:style-name="P37"><text:span text:style-name="T32">)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presentation:style-name="pr4" draw:text-style-name="P1" draw:layer="layout" svg:width="25.199cm" svg:height="2.339cm" svg:x="1.4cm" svg:y="0.837cm" presentation:class="title">
          <draw:text-box>
            <text:p text:style-name="P1">Clases del <text:span text:style-name="T2">framework</text:span></text:p>
          </draw:text-box>
        </draw:frame>
        <draw:frame presentation:style-name="pr10" draw:text-style-name="P39" draw:layer="layout" svg:width="25.27cm" svg:height="16.26cm" svg:x="1.4cm" svg:y="3.3cm">
          <draw:text-box>
            <text:list text:style-name="L1">
              <text:list-item>
                <text:p text:style-name="P38">Benchmark.</text:p>
              </text:list-item>
            </text:list>
            <text:list text:style-name="L1">
              <text:list-item>
                <text:p text:style-name="P38">Config.</text:p>
              </text:list-item>
            </text:list>
            <text:list text:style-name="L1">
              <text:list-item>
                <text:p text:style-name="P38">Event.</text:p>
              </text:list-item>
            </text:list>
            <text:list text:style-name="L1">
              <text:list-item>
                <text:p text:style-name="P38">Kohana.</text:p>
              </text:list-item>
            </text:list>
            <text:list text:style-name="L1">
              <text:list-item>
                <text:p text:style-name="P38">Log.</text:p>
              </text:list-item>
            </text:list>
            <text:list text:style-name="L1">
              <text:list-item>
                <text:p text:style-name="P38">Utf8.</text:p>
              </text:list-item>
            </text:list>
            <text:list text:style-name="L1">
              <text:list-item>
                <text:p text:style-name="P38">View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339cm" svg:x="1.4cm" svg:y="0.837cm" presentation:class="title">
          <draw:text-box>
            <text:p text:style-name="P1">Módulos del <text:span text:style-name="T2">framework</text:span></text:p>
          </draw:text-box>
        </draw:frame>
        <draw:frame presentation:style-name="pr10" draw:text-style-name="P40" draw:layer="layout" svg:width="25.199cm" svg:height="16.26cm" svg:x="1.4cm" svg:y="3.3cm" presentation:class="subtitle">
          <draw:text-box>
            <text:list text:style-name="L1">
              <text:list-item>
                <text:p text:style-name="P38">Auth.</text:p>
              </text:list-item>
            </text:list>
            <text:list text:style-name="L1">
              <text:list-item>
                <text:p text:style-name="P38">Forge.</text:p>
              </text:list-item>
            </text:list>
            <text:list text:style-name="L1">
              <text:list-item>
                <text:p text:style-name="P38">Medi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Librerías del <text:span text:style-name="T2">framework</text:span></text:p>
          </draw:text-box>
        </draw:frame>
        <draw:frame presentation:style-name="pr10" draw:text-style-name="P40" draw:layer="layout" svg:width="11.935cm" svg:height="16.26cm" svg:x="1.4cm" svg:y="3.3cm" presentation:class="subtitle" presentation:user-transformed="true">
          <draw:text-box>
            <text:list text:style-name="L1">
              <text:list-item>
                <text:p text:style-name="P38">Archive.</text:p>
              </text:list-item>
            </text:list>
            <text:list text:style-name="L1">
              <text:list-item>
                <text:p text:style-name="P38">Cache.</text:p>
              </text:list-item>
            </text:list>
            <text:list text:style-name="L1">
              <text:list-item>
                <text:p text:style-name="P38">Calendar.</text:p>
              </text:list-item>
            </text:list>
            <text:list text:style-name="L1">
              <text:list-item>
                <text:p text:style-name="P38">Database.</text:p>
              </text:list-item>
            </text:list>
            <text:list text:style-name="L1">
              <text:list-item>
                <text:p text:style-name="P38">Encrypt.</text:p>
              </text:list-item>
            </text:list>
            <text:list text:style-name="L1">
              <text:list-item>
                <text:p text:style-name="P38">Image.</text:p>
              </text:list-item>
            </text:list>
            <text:list text:style-name="L1">
              <text:list-item>
                <text:p text:style-name="P38">Input.</text:p>
              </text:list-item>
            </text:list>
            <text:list text:style-name="L1">
              <text:list-item>
                <text:p text:style-name="P38">ORM.</text:p>
              </text:list-item>
            </text:list>
          </draw:text-box>
        </draw:frame>
        <draw:frame presentation:style-name="pr10" draw:text-style-name="P40" draw:layer="layout" svg:width="11.935cm" svg:height="16.26cm" svg:x="14.101cm" svg:y="3.3cm">
          <draw:text-box>
            <text:list text:style-name="L1">
              <text:list-item>
                <text:p text:style-name="P38">Pagination.</text:p>
              </text:list-item>
            </text:list>
            <text:list text:style-name="L1">
              <text:list-item>
                <text:p text:style-name="P38">Payment.</text:p>
              </text:list-item>
            </text:list>
            <text:list text:style-name="L1">
              <text:list-item>
                <text:p text:style-name="P38">Profiler.</text:p>
              </text:list-item>
            </text:list>
            <text:list text:style-name="L1">
              <text:list-item>
                <text:p text:style-name="P38">Session.</text:p>
              </text:list-item>
            </text:list>
            <text:list text:style-name="L1">
              <text:list-item>
                <text:p text:style-name="P38">URI.</text:p>
              </text:list-item>
            </text:list>
            <text:list text:style-name="L1">
              <text:list-item>
                <text:p text:style-name="P38">User Agent.</text:p>
              </text:list-item>
            </text:list>
            <text:list text:style-name="L1">
              <text:list-item>
                <text:p text:style-name="P38">Valid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2.088cm" svg:x="1.4cm" svg:y="0.962cm" presentation:class="title">
          <draw:text-box>
            <text:p text:style-name="P1">Ayudantes del <text:span text:style-name="T2">framework</text:span>.</text:p>
          </draw:text-box>
        </draw:frame>
        <draw:frame presentation:style-name="pr10" draw:text-style-name="P18" draw:layer="layout" svg:width="11.935cm" svg:height="16.26cm" svg:x="1.4cm" svg:y="3.3cm" presentation:class="subtitle" presentation:user-transformed="true">
          <draw:text-box>
            <text:list text:style-name="L1">
              <text:list-item>
                <text:p text:style-name="P38">Array.</text:p>
              </text:list-item>
            </text:list>
            <text:list text:style-name="L1">
              <text:list-item>
                <text:p text:style-name="P38">Cookie.</text:p>
              </text:list-item>
            </text:list>
            <text:list text:style-name="L1">
              <text:list-item>
                <text:p text:style-name="P38">Date.</text:p>
              </text:list-item>
            </text:list>
            <text:list text:style-name="L1">
              <text:list-item>
                <text:p text:style-name="P38">Download.</text:p>
              </text:list-item>
            </text:list>
            <text:list text:style-name="L1">
              <text:list-item>
                <text:p text:style-name="P38">Email.</text:p>
              </text:list-item>
            </text:list>
            <text:list text:style-name="L1">
              <text:list-item>
                <text:p text:style-name="P38">Expires.</text:p>
              </text:list-item>
            </text:list>
            <text:list text:style-name="L1">
              <text:list-item>
                <text:p text:style-name="P38">Feed.</text:p>
              </text:list-item>
            </text:list>
            <text:list text:style-name="L1">
              <text:list-item>
                <text:p text:style-name="P4">File.</text:p>
              </text:list-item>
            </text:list>
          </draw:text-box>
        </draw:frame>
        <draw:frame presentation:style-name="pr10" draw:text-style-name="P39" draw:layer="layout" svg:width="11.935cm" svg:height="16.26cm" svg:x="14.101cm" svg:y="3.3cm">
          <draw:text-box>
            <text:list text:style-name="L1">
              <text:list-item>
                <text:p text:style-name="P41">HTML.</text:p>
              </text:list-item>
            </text:list>
            <text:list text:style-name="L1">
              <text:list-item>
                <text:p text:style-name="P38">Inflector.</text:p>
              </text:list-item>
            </text:list>
            <text:list text:style-name="L1">
              <text:list-item>
                <text:p text:style-name="P38">Number.</text:p>
              </text:list-item>
            </text:list>
            <text:list text:style-name="L1">
              <text:list-item>
                <text:p text:style-name="P38">Security.</text:p>
              </text:list-item>
            </text:list>
            <text:list text:style-name="L1">
              <text:list-item>
                <text:p text:style-name="P38">Text.</text:p>
              </text:list-item>
            </text:list>
            <text:list text:style-name="L1">
              <text:list-item>
                <text:p text:style-name="P38">URL.</text:p>
              </text:list-item>
            </text:list>
            <text:list text:style-name="L1">
              <text:list-item>
                <text:p text:style-name="P38">Vali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762cm" presentation:class="title">
          <draw:text-box>
            <text:p text:style-name="P1">Enlaces de interés</text:p>
          </draw:text-box>
        </draw:frame>
        <draw:frame presentation:style-name="pr15" draw:text-style-name="P43" draw:layer="layout" svg:width="25.199cm" svg:height="15.58cm" svg:x="1.4cm" svg:y="4.139cm" presentation:class="subtitle" presentation:user-transformed="true">
          <draw:text-box>
            <text:p text:style-name="P42"><text:span text:style-name="T71">Kohana Framework</text:span></text:p>
            <text:p text:style-name="P42"><text:span text:style-name="T72"><text:a xlink:href="http://www.kohanaphp.com/">http://www.kohanaphp.com/</text:a></text:span></text:p>
            <text:p text:style-name="P42"><text:span text:style-name="T71"/></text:p>
            <text:p text:style-name="P42"><text:span text:style-name="T71">Documentación</text:span></text:p>
            <text:p text:style-name="P42"><text:span text:style-name="T72"><text:a xlink:href="http://docs.kohanaphp.com/">http://docs.kohanaphp.com/</text:a></text:span></text:p>
            <text:p text:style-name="P42"><text:span text:style-name="T71"/></text:p>
            <text:p text:style-name="P42"><text:span text:style-name="T71">Descargas</text:span></text:p>
            <text:p text:style-name="P42"><text:span text:style-name="T72"><text:a xlink:href="http://www.kohanaphp.com/download.html">http://www.kohanaphp.com/download.html</text:a></text:span></text:p>
            <text:p text:style-name="P42"><text:span text:style-name="T71"/></text:p>
            <text:p text:style-name="P42"><text:span text:style-name="T71">Tutoriales</text:span></text:p>
            <text:p text:style-name="P42"><text:span text:style-name="T72"><text:a xlink:href="http://learn.kohanaphp.com/">http://learn.kohanaphp.com/</text:a></text:span></text:p>
            <text:p text:style-name="P42"><text:span text:style-name="T71"/></text:p>
            <text:p text:style-name="P42"><text:span text:style-name="T71">Foros</text:span></text:p>
            <text:p text:style-name="P42"><text:span text:style-name="T72"><text:a xlink:href="http://forum.kohanaphp.com/">http://forum.kohanaphp.com/</text:a></text:span></text:p>
            <text:p text:style-name="P42"><text:span text:style-name="T71"/></text:p>
            <text:p text:style-name="P42"><text:span text:style-name="T71">CodeIgniter</text:span></text:p>
            <text:p text:style-name="P42"><text:span text:style-name="T72"><text:a xlink:href="http://www.codeigniter.com/">http://www.codeigniter.com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16" draw:text-style-name="P4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9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draw:frame presentation:style-name="pr17" draw:text-style-name="P1" draw:layer="layout" svg:width="25.199cm" svg:height="3.507cm" svg:x="1.4cm" svg:y="7.444cm" presentation:class="title" presentation:user-transformed="true">
          <draw:text-box>
            <text:p text:style-name="P1">Fin de la presentación.</text:p>
          </draw:text-box>
        </draw:frame>
        <draw:frame draw:style-name="gr2" draw:text-style-name="P45" draw:layer="layout" svg:width="7.093cm" svg:height="2.487cm" svg:x="10.59cm" svg:y="16.335cm">
          <draw:image xlink:href="Pictures/10000000000000580000001F422CDBEC.png" xlink:type="simple" xlink:show="embed" xlink:actuate="onLoad">
            <text:p text:style-name="P1"/>
          </draw:image>
        </draw:frame>
        <draw:frame draw:style-name="gr3" draw:text-style-name="P46" draw:layer="layout" svg:width="5.482cm" svg:height="0.818cm" svg:x="11.498cm" svg:y="18.822cm">
          <draw:text-box>
            <text:p text:style-name="P46"><text:span text:style-name="T73"><text:a xlink:href="http://creativecommons.org/licenses/by-nc-sa/2.5/co/">Creative Commons (CC)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16" draw:text-style-name="P4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fill="none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text-properties fo:font-family="Vrinda" style:font-pitch="variable" fo:font-size="13pt" fo:font-weight="normal" style:font-size-asian="13pt" style:font-weight-asian="normal" style:font-size-complex="13pt" style:font-weight-complex="normal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Vrinda" style:font-pitch="variable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3" draw:layer="backgroundobjects" svg:width="25.199cm" svg:height="2.338cm" svg:x="1.4cm" svg:y="0.83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6.51cm" svg:x="1.4cm" svg:y="3.17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draw:frame draw:style-name="gr3" draw:text-style-name="P14" draw:layer="backgroundobjects" svg:width="8.262cm" svg:height="0.78cm" svg:x="0.146cm" svg:y="0.055cm">
        <draw:text-box>
          <text:p text:style-name="P3"><text:span text:style-name="T2">Introducción a Kohana Framework</text:span></text:p>
        </draw:text-box>
      </draw:frame>
      <draw:rect presentation:style-name="pr4" draw:text-style-name="P15" draw:layer="backgroundobjects" svg:width="27cm" svg:height="19cm" svg:x="0.305cm" svg:y="1.135cm">
        <text:p text:style-name="P3"/>
      </draw:rect>
      <draw:frame draw:style-name="gr3" draw:text-style-name="P14" draw:layer="backgroundobjects" svg:width="9.239cm" svg:height="0.78cm" svg:x="19.561cm" svg:y="20.175cm">
        <draw:text-box>
          <text:p text:style-name="P3"><text:span text:style-name="T2">Jorge Iván Meza Martínez - </text:span><text:span text:style-name="T2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7-24T15:39:54</meta:creation-date>
    <dc:creator>Jorge Martínez</dc:creator>
    <dc:date>2008-07-25T12:09:35</dc:date>
    <meta:editing-cycles>27</meta:editing-cycles>
    <meta:editing-duration>PT4H19M21S</meta:editing-duration>
    <meta:user-defined meta:name="Info 1"/>
    <meta:user-defined meta:name="Info 2"/>
    <meta:user-defined meta:name="Info 3"/>
    <meta:user-defined meta:name="Info 4"/>
    <meta:document-statistic meta:object-count="210"/>
  </office:meta>
</office:document-meta>
</file>